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d86" officeooo:paragraph-rsid="001bed86"/>
    </style:style>
    <style:style style:name="P2" style:family="paragraph" style:parent-style-name="Standard">
      <style:text-properties officeooo:rsid="001d8779" officeooo:paragraph-rsid="001d8779"/>
    </style:style>
    <style:style style:name="P3" style:family="paragraph" style:parent-style-name="Standard">
      <style:text-properties fo:font-style="italic" fo:font-weight="bold" officeooo:rsid="001d8779" officeooo:paragraph-rsid="001d877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e416c" officeooo:paragraph-rsid="001e416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11234" officeooo:paragraph-rsid="0021123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2743a" officeooo:paragraph-rsid="0022743a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b1844" officeooo:paragraph-rsid="002b1844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e416c" officeooo:paragraph-rsid="001e416c"/>
    </style:style>
    <style:style style:name="P9" style:family="paragraph" style:parent-style-name="Standard">
      <style:text-properties officeooo:rsid="001eaa5f" officeooo:paragraph-rsid="001eaa5f"/>
    </style:style>
    <style:style style:name="P10" style:family="paragraph" style:parent-style-name="Standard">
      <style:text-properties officeooo:rsid="00206719" officeooo:paragraph-rsid="00206719"/>
    </style:style>
    <style:style style:name="P11" style:family="paragraph" style:parent-style-name="Standard">
      <style:text-properties fo:font-weight="bold" officeooo:rsid="00206719" officeooo:paragraph-rsid="00206719" style:font-weight-asian="bold" style:font-weight-complex="bold"/>
    </style:style>
    <style:style style:name="P12" style:family="paragraph" style:parent-style-name="Standard">
      <style:text-properties fo:font-weight="bold" officeooo:rsid="00211234" officeooo:paragraph-rsid="00211234" style:font-weight-asian="bold" style:font-weight-complex="bold"/>
    </style:style>
    <style:style style:name="P13" style:family="paragraph" style:parent-style-name="Standard">
      <style:text-properties fo:font-weight="bold" officeooo:rsid="002894e9" officeooo:paragraph-rsid="002894e9" style:font-weight-asian="bold" style:font-weight-complex="bold"/>
    </style:style>
    <style:style style:name="P14" style:family="paragraph" style:parent-style-name="Standard">
      <style:text-properties fo:font-weight="bold" officeooo:rsid="002cbe1c" officeooo:paragraph-rsid="002cbe1c" style:font-weight-asian="bold" style:font-weight-complex="bold"/>
    </style:style>
    <style:style style:name="P15" style:family="paragraph" style:parent-style-name="Standard">
      <style:text-properties fo:font-weight="bold" officeooo:rsid="002efb3d" officeooo:paragraph-rsid="002efb3d" style:font-weight-asian="bold" style:font-weight-complex="bold"/>
    </style:style>
    <style:style style:name="P16" style:family="paragraph" style:parent-style-name="Standard">
      <style:text-properties fo:font-weight="bold" officeooo:rsid="002fbaad" officeooo:paragraph-rsid="002fbaad" style:font-weight-asian="bold" style:font-weight-complex="bold"/>
    </style:style>
    <style:style style:name="P17" style:family="paragraph" style:parent-style-name="Standard">
      <style:text-properties fo:font-weight="bold" officeooo:rsid="0034661b" officeooo:paragraph-rsid="0034661b" style:font-weight-asian="bold" style:font-weight-complex="bold"/>
    </style:style>
    <style:style style:name="P18" style:family="paragraph" style:parent-style-name="Standard">
      <style:text-properties fo:font-weight="bold" officeooo:rsid="003a741b" officeooo:paragraph-rsid="003a741b" style:font-weight-asian="bold" style:font-weight-complex="bold"/>
    </style:style>
    <style:style style:name="P19" style:family="paragraph" style:parent-style-name="Standard">
      <style:text-properties fo:font-weight="bold" officeooo:rsid="003a741b" officeooo:paragraph-rsid="003821da" style:font-weight-asian="bold" style:font-weight-complex="bold"/>
    </style:style>
    <style:style style:name="P20" style:family="paragraph" style:parent-style-name="Standard">
      <style:text-properties fo:font-weight="bold" officeooo:rsid="003dcba0" officeooo:paragraph-rsid="003dcba0" style:font-weight-asian="bold" style:font-weight-complex="bold"/>
    </style:style>
    <style:style style:name="P21" style:family="paragraph" style:parent-style-name="Standard">
      <style:text-properties fo:font-weight="bold" officeooo:rsid="0054a04e" officeooo:paragraph-rsid="0054a04e" style:font-weight-asian="bold" style:font-weight-complex="bold"/>
    </style:style>
    <style:style style:name="P22" style:family="paragraph" style:parent-style-name="Standard">
      <style:text-properties fo:font-weight="bold" officeooo:rsid="0056703f" officeooo:paragraph-rsid="0056703f" style:font-weight-asian="bold" style:font-weight-complex="bold"/>
    </style:style>
    <style:style style:name="P23" style:family="paragraph" style:parent-style-name="Standard">
      <style:text-properties fo:font-weight="bold" officeooo:rsid="00583a46" officeooo:paragraph-rsid="00583a46" style:font-weight-asian="bold" style:font-weight-complex="bold"/>
    </style:style>
    <style:style style:name="P24" style:family="paragraph" style:parent-style-name="Standard">
      <style:text-properties fo:font-weight="bold" officeooo:rsid="00583a46" officeooo:paragraph-rsid="00713267" style:font-weight-asian="bold" style:font-weight-complex="bold"/>
    </style:style>
    <style:style style:name="P25" style:family="paragraph" style:parent-style-name="Standard">
      <style:text-properties fo:font-weight="bold" officeooo:rsid="00599e6b" officeooo:paragraph-rsid="00599e6b" style:font-weight-asian="bold" style:font-weight-complex="bold"/>
    </style:style>
    <style:style style:name="P26" style:family="paragraph" style:parent-style-name="Standard">
      <style:text-properties fo:font-weight="bold" officeooo:rsid="006218d5" officeooo:paragraph-rsid="006218d5" style:font-weight-asian="bold" style:font-weight-complex="bold"/>
    </style:style>
    <style:style style:name="P27" style:family="paragraph" style:parent-style-name="Standard">
      <style:text-properties fo:font-weight="bold" officeooo:rsid="0063f17c" officeooo:paragraph-rsid="0063f17c" style:font-weight-asian="bold" style:font-weight-complex="bold"/>
    </style:style>
    <style:style style:name="P28" style:family="paragraph" style:parent-style-name="Standard">
      <style:text-properties fo:font-weight="bold" officeooo:rsid="00668f9b" officeooo:paragraph-rsid="00668f9b" style:font-weight-asian="bold" style:font-weight-complex="bold"/>
    </style:style>
    <style:style style:name="P29" style:family="paragraph" style:parent-style-name="Standard">
      <style:text-properties fo:font-weight="bold" officeooo:rsid="006dae7d" officeooo:paragraph-rsid="006dae7d" style:font-weight-asian="bold" style:font-weight-complex="bold"/>
    </style:style>
    <style:style style:name="P30" style:family="paragraph" style:parent-style-name="Standard">
      <style:text-properties fo:font-weight="bold" officeooo:rsid="00518a91" officeooo:paragraph-rsid="00713267" style:font-weight-asian="bold" style:font-weight-complex="bold"/>
    </style:style>
    <style:style style:name="P31" style:family="paragraph" style:parent-style-name="Standard">
      <style:text-properties fo:font-weight="bold" officeooo:rsid="0069f265" officeooo:paragraph-rsid="0069f265" style:font-weight-asian="bold" style:font-weight-complex="bold"/>
    </style:style>
    <style:style style:name="P32" style:family="paragraph" style:parent-style-name="Standard">
      <style:text-properties fo:font-weight="bold" officeooo:rsid="0069f265" officeooo:paragraph-rsid="00b5d2cb" style:font-weight-asian="bold" style:font-weight-complex="bold"/>
    </style:style>
    <style:style style:name="P33" style:family="paragraph" style:parent-style-name="Standard">
      <style:text-properties fo:font-weight="bold" officeooo:rsid="007b2dbf" officeooo:paragraph-rsid="007b2dbf" style:font-weight-asian="bold" style:font-weight-complex="bold"/>
    </style:style>
    <style:style style:name="P34" style:family="paragraph" style:parent-style-name="Standard">
      <style:text-properties fo:font-weight="bold" officeooo:rsid="007b2dbf" officeooo:paragraph-rsid="00b5d2cb" style:font-weight-asian="bold" style:font-weight-complex="bold"/>
    </style:style>
    <style:style style:name="P35" style:family="paragraph" style:parent-style-name="Standard">
      <style:text-properties fo:font-weight="bold" officeooo:rsid="00688e81" officeooo:paragraph-rsid="00688e81" style:font-weight-asian="bold" style:font-weight-complex="bold"/>
    </style:style>
    <style:style style:name="P36" style:family="paragraph" style:parent-style-name="Standard">
      <style:text-properties fo:font-weight="bold" officeooo:rsid="009ec062" officeooo:paragraph-rsid="009ec062" style:font-weight-asian="bold" style:font-weight-complex="bold"/>
    </style:style>
    <style:style style:name="P37" style:family="paragraph" style:parent-style-name="Standard">
      <style:text-properties fo:font-weight="bold" officeooo:rsid="00a59789" officeooo:paragraph-rsid="00a59789" style:font-weight-asian="bold" style:font-weight-complex="bold"/>
    </style:style>
    <style:style style:name="P38" style:family="paragraph" style:parent-style-name="Standard">
      <style:text-properties fo:font-weight="bold" officeooo:rsid="00a944cc" officeooo:paragraph-rsid="00a944cc" style:font-weight-asian="bold" style:font-weight-complex="bold"/>
    </style:style>
    <style:style style:name="P39" style:family="paragraph" style:parent-style-name="Standard">
      <style:text-properties fo:font-weight="bold" officeooo:rsid="00ad2870" officeooo:paragraph-rsid="00ad2870" style:font-weight-asian="bold" style:font-weight-complex="bold"/>
    </style:style>
    <style:style style:name="P40" style:family="paragraph" style:parent-style-name="Standard">
      <style:text-properties fo:font-weight="bold" officeooo:rsid="00af360f" officeooo:paragraph-rsid="00af360f" style:font-weight-asian="bold" style:font-weight-complex="bold"/>
    </style:style>
    <style:style style:name="P41" style:family="paragraph" style:parent-style-name="Standard">
      <style:text-properties fo:font-weight="bold" officeooo:rsid="00b01f3f" officeooo:paragraph-rsid="00b01f3f" style:font-weight-asian="bold" style:font-weight-complex="bold"/>
    </style:style>
    <style:style style:name="P42" style:family="paragraph" style:parent-style-name="Standard">
      <style:text-properties fo:font-weight="bold" officeooo:rsid="00b15e20" officeooo:paragraph-rsid="00b15e20" style:font-weight-asian="bold" style:font-weight-complex="bold"/>
    </style:style>
    <style:style style:name="P43" style:family="paragraph" style:parent-style-name="Standard">
      <style:text-properties fo:font-weight="bold" officeooo:rsid="00b4a95b" officeooo:paragraph-rsid="00b4a95b" style:font-weight-asian="bold" style:font-weight-complex="bold"/>
    </style:style>
    <style:style style:name="P44" style:family="paragraph" style:parent-style-name="Standard">
      <style:text-properties fo:font-weight="bold" officeooo:rsid="00b5d2cb" officeooo:paragraph-rsid="00b5d2cb" style:font-weight-asian="bold" style:font-weight-complex="bold"/>
    </style:style>
    <style:style style:name="P45" style:family="paragraph" style:parent-style-name="Standard">
      <style:text-properties fo:font-weight="bold" officeooo:rsid="00b95b4d" officeooo:paragraph-rsid="00b95b4d" style:font-weight-asian="bold" style:font-weight-complex="bold"/>
    </style:style>
    <style:style style:name="P46" style:family="paragraph" style:parent-style-name="Standard">
      <style:text-properties fo:font-weight="bold" officeooo:rsid="00bed9e6" officeooo:paragraph-rsid="00bed9e6" style:font-weight-asian="bold" style:font-weight-complex="bold"/>
    </style:style>
    <style:style style:name="P47" style:family="paragraph" style:parent-style-name="Standard">
      <style:text-properties officeooo:rsid="00211234" officeooo:paragraph-rsid="00211234"/>
    </style:style>
    <style:style style:name="P48" style:family="paragraph" style:parent-style-name="Standard">
      <style:text-properties officeooo:rsid="0022743a" officeooo:paragraph-rsid="0022743a"/>
    </style:style>
    <style:style style:name="P49" style:family="paragraph" style:parent-style-name="Standard">
      <style:text-properties officeooo:rsid="002321af" officeooo:paragraph-rsid="002321af"/>
    </style:style>
    <style:style style:name="P50" style:family="paragraph" style:parent-style-name="Standard">
      <style:text-properties officeooo:rsid="0024d3b7" officeooo:paragraph-rsid="0024d3b7"/>
    </style:style>
    <style:style style:name="P51" style:family="paragraph" style:parent-style-name="Standard">
      <style:text-properties officeooo:rsid="0026c7f2" officeooo:paragraph-rsid="0026c7f2"/>
    </style:style>
    <style:style style:name="P52" style:family="paragraph" style:parent-style-name="Standard">
      <style:text-properties officeooo:rsid="0026c7f2" officeooo:paragraph-rsid="00283db5"/>
    </style:style>
    <style:style style:name="P53" style:family="paragraph" style:parent-style-name="Standard">
      <style:text-properties officeooo:rsid="002894e9" officeooo:paragraph-rsid="002894e9"/>
    </style:style>
    <style:style style:name="P54" style:family="paragraph" style:parent-style-name="Standard">
      <style:text-properties officeooo:rsid="002b1844" officeooo:paragraph-rsid="002b1844"/>
    </style:style>
    <style:style style:name="P55" style:family="paragraph" style:parent-style-name="Standard">
      <style:text-properties officeooo:rsid="002b1844" officeooo:paragraph-rsid="002cbe1c"/>
    </style:style>
    <style:style style:name="P56" style:family="paragraph" style:parent-style-name="Standard">
      <style:text-properties officeooo:rsid="002bec18" officeooo:paragraph-rsid="002bec18"/>
    </style:style>
    <style:style style:name="P57" style:family="paragraph" style:parent-style-name="Standard">
      <style:text-properties officeooo:rsid="002cbe1c" officeooo:paragraph-rsid="002cbe1c"/>
    </style:style>
    <style:style style:name="P58" style:family="paragraph" style:parent-style-name="Standard">
      <style:text-properties officeooo:rsid="002df799" officeooo:paragraph-rsid="002df799"/>
    </style:style>
    <style:style style:name="P59" style:family="paragraph" style:parent-style-name="Standard">
      <style:text-properties officeooo:rsid="002df799" officeooo:paragraph-rsid="002efb3d"/>
    </style:style>
    <style:style style:name="P60" style:family="paragraph" style:parent-style-name="Standard">
      <style:text-properties officeooo:rsid="002efb3d" officeooo:paragraph-rsid="002efb3d"/>
    </style:style>
    <style:style style:name="P61" style:family="paragraph" style:parent-style-name="Standard">
      <style:text-properties officeooo:rsid="002fbaad" officeooo:paragraph-rsid="002fbaad"/>
    </style:style>
    <style:style style:name="P62" style:family="paragraph" style:parent-style-name="Standard">
      <style:text-properties officeooo:rsid="0030bfe8" officeooo:paragraph-rsid="0030bfe8"/>
    </style:style>
    <style:style style:name="P63" style:family="paragraph" style:parent-style-name="Standard">
      <style:text-properties officeooo:rsid="0032bb45" officeooo:paragraph-rsid="0032bb45"/>
    </style:style>
    <style:style style:name="P64" style:family="paragraph" style:parent-style-name="Standard">
      <style:text-properties officeooo:rsid="0033e18c" officeooo:paragraph-rsid="0033e18c"/>
    </style:style>
    <style:style style:name="P65" style:family="paragraph" style:parent-style-name="Standard">
      <style:text-properties officeooo:rsid="0034283e" officeooo:paragraph-rsid="0034283e"/>
    </style:style>
    <style:style style:name="P66" style:family="paragraph" style:parent-style-name="Standard">
      <style:text-properties officeooo:rsid="0034661b" officeooo:paragraph-rsid="0034661b"/>
    </style:style>
    <style:style style:name="P67" style:family="paragraph" style:parent-style-name="Standard">
      <style:text-properties officeooo:rsid="00364fbc" officeooo:paragraph-rsid="00364fbc"/>
    </style:style>
    <style:style style:name="P68" style:family="paragraph" style:parent-style-name="Standard">
      <style:text-properties officeooo:rsid="003821da" officeooo:paragraph-rsid="003821da"/>
    </style:style>
    <style:style style:name="P69" style:family="paragraph" style:parent-style-name="Standard">
      <style:text-properties officeooo:rsid="0038748f" officeooo:paragraph-rsid="0038748f"/>
    </style:style>
    <style:style style:name="P70" style:family="paragraph" style:parent-style-name="Standard">
      <style:text-properties officeooo:rsid="003a741b" officeooo:paragraph-rsid="003a741b"/>
    </style:style>
    <style:style style:name="P71" style:family="paragraph" style:parent-style-name="Standard">
      <style:text-properties officeooo:rsid="003a741b" officeooo:paragraph-rsid="003c836c"/>
    </style:style>
    <style:style style:name="P72" style:family="paragraph" style:parent-style-name="Standard">
      <style:text-properties officeooo:rsid="003c836c" officeooo:paragraph-rsid="003c836c"/>
    </style:style>
    <style:style style:name="P73" style:family="paragraph" style:parent-style-name="Standard">
      <style:text-properties officeooo:rsid="003dcba0" officeooo:paragraph-rsid="003dcba0"/>
    </style:style>
    <style:style style:name="P74" style:family="paragraph" style:parent-style-name="Standard">
      <style:text-properties officeooo:rsid="003f7b82" officeooo:paragraph-rsid="003f7b82"/>
    </style:style>
    <style:style style:name="P75" style:family="paragraph" style:parent-style-name="Standard">
      <style:text-properties officeooo:rsid="0040b7e9" officeooo:paragraph-rsid="0040b7e9"/>
    </style:style>
    <style:style style:name="P76" style:family="paragraph" style:parent-style-name="Standard">
      <style:text-properties officeooo:rsid="004cfd1a" officeooo:paragraph-rsid="00439789"/>
    </style:style>
    <style:style style:name="P77" style:family="paragraph" style:parent-style-name="Standard">
      <style:text-properties officeooo:rsid="00500f1b" officeooo:paragraph-rsid="00500f1b"/>
    </style:style>
    <style:style style:name="P78" style:family="paragraph" style:parent-style-name="Standard">
      <style:text-properties officeooo:rsid="00518a91" officeooo:paragraph-rsid="00518a91"/>
    </style:style>
    <style:style style:name="P79" style:family="paragraph" style:parent-style-name="Standard">
      <style:text-properties officeooo:rsid="00518a91" officeooo:paragraph-rsid="00713267"/>
    </style:style>
    <style:style style:name="P80" style:family="paragraph" style:parent-style-name="Standard">
      <style:text-properties officeooo:rsid="00547d34" officeooo:paragraph-rsid="00547d34"/>
    </style:style>
    <style:style style:name="P81" style:family="paragraph" style:parent-style-name="Standard">
      <style:text-properties officeooo:rsid="00547d34" officeooo:paragraph-rsid="00713267"/>
    </style:style>
    <style:style style:name="P82" style:family="paragraph" style:parent-style-name="Standard">
      <style:text-properties officeooo:rsid="0054a04e" officeooo:paragraph-rsid="0054a04e"/>
    </style:style>
    <style:style style:name="P83" style:family="paragraph" style:parent-style-name="Standard">
      <style:text-properties officeooo:rsid="0056703f" officeooo:paragraph-rsid="0056703f"/>
    </style:style>
    <style:style style:name="P84" style:family="paragraph" style:parent-style-name="Standard">
      <style:text-properties officeooo:rsid="00599e6b" officeooo:paragraph-rsid="00599e6b"/>
    </style:style>
    <style:style style:name="P85" style:family="paragraph" style:parent-style-name="Standard">
      <style:text-properties officeooo:rsid="00599e6b" officeooo:paragraph-rsid="005ab63f"/>
    </style:style>
    <style:style style:name="P86" style:family="paragraph" style:parent-style-name="Standard">
      <style:text-properties officeooo:rsid="005ba281" officeooo:paragraph-rsid="005ba281"/>
    </style:style>
    <style:style style:name="P87" style:family="paragraph" style:parent-style-name="Standard">
      <style:text-properties officeooo:rsid="005d638b" officeooo:paragraph-rsid="005d638b"/>
    </style:style>
    <style:style style:name="P88" style:family="paragraph" style:parent-style-name="Standard">
      <style:text-properties officeooo:rsid="00614684" officeooo:paragraph-rsid="00614684"/>
    </style:style>
    <style:style style:name="P89" style:family="paragraph" style:parent-style-name="Standard">
      <style:text-properties officeooo:rsid="00614684" officeooo:paragraph-rsid="006218d5"/>
    </style:style>
    <style:style style:name="P90" style:family="paragraph" style:parent-style-name="Standard">
      <style:text-properties officeooo:rsid="00614684" officeooo:paragraph-rsid="00688e81"/>
    </style:style>
    <style:style style:name="P91" style:family="paragraph" style:parent-style-name="Standard">
      <style:text-properties officeooo:rsid="006218d5" officeooo:paragraph-rsid="006218d5"/>
    </style:style>
    <style:style style:name="P92" style:family="paragraph" style:parent-style-name="Standard">
      <style:text-properties officeooo:rsid="006218d5" officeooo:paragraph-rsid="007826b9"/>
    </style:style>
    <style:style style:name="P93" style:family="paragraph" style:parent-style-name="Standard">
      <style:text-properties officeooo:rsid="0063f17c" officeooo:paragraph-rsid="0063f17c"/>
    </style:style>
    <style:style style:name="P94" style:family="paragraph" style:parent-style-name="Standard">
      <style:text-properties officeooo:rsid="006518cd" officeooo:paragraph-rsid="006518cd"/>
    </style:style>
    <style:style style:name="P95" style:family="paragraph" style:parent-style-name="Standard">
      <style:text-properties officeooo:rsid="0065e92c" officeooo:paragraph-rsid="0065e92c"/>
    </style:style>
    <style:style style:name="P96" style:family="paragraph" style:parent-style-name="Standard">
      <style:text-properties officeooo:rsid="00668f9b" officeooo:paragraph-rsid="00668f9b"/>
    </style:style>
    <style:style style:name="P97" style:family="paragraph" style:parent-style-name="Standard">
      <style:text-properties officeooo:rsid="00688e81" officeooo:paragraph-rsid="00688e81"/>
    </style:style>
    <style:style style:name="P98" style:family="paragraph" style:parent-style-name="Standard">
      <style:text-properties officeooo:rsid="006cd36c" officeooo:paragraph-rsid="006cd36c"/>
    </style:style>
    <style:style style:name="P99" style:family="paragraph" style:parent-style-name="Standard">
      <style:text-properties officeooo:rsid="006dae7d" officeooo:paragraph-rsid="006dae7d"/>
    </style:style>
    <style:style style:name="P100" style:family="paragraph" style:parent-style-name="Standard">
      <style:text-properties officeooo:rsid="006efdaf" officeooo:paragraph-rsid="006efdaf"/>
    </style:style>
    <style:style style:name="P101" style:family="paragraph" style:parent-style-name="Standard">
      <style:text-properties officeooo:rsid="0059518d" officeooo:paragraph-rsid="00713267"/>
    </style:style>
    <style:style style:name="P102" style:family="paragraph" style:parent-style-name="Standard">
      <style:text-properties officeooo:rsid="005ab63f" officeooo:paragraph-rsid="005ab63f"/>
    </style:style>
    <style:style style:name="P103" style:family="paragraph" style:parent-style-name="Standard">
      <style:text-properties officeooo:rsid="007660e5" officeooo:paragraph-rsid="007660e5"/>
    </style:style>
    <style:style style:name="P104" style:family="paragraph" style:parent-style-name="Standard">
      <style:text-properties officeooo:rsid="00782d72" officeooo:paragraph-rsid="00782d72"/>
    </style:style>
    <style:style style:name="P105" style:family="paragraph" style:parent-style-name="Standard">
      <style:text-properties fo:font-weight="normal" officeooo:rsid="0069f265" officeooo:paragraph-rsid="0069f265" style:font-weight-asian="normal" style:font-weight-complex="normal"/>
    </style:style>
    <style:style style:name="P106" style:family="paragraph" style:parent-style-name="Standard">
      <style:text-properties fo:font-weight="normal" officeooo:rsid="0069f265" officeooo:paragraph-rsid="00b5d2cb" style:font-weight-asian="normal" style:font-weight-complex="normal"/>
    </style:style>
    <style:style style:name="P107" style:family="paragraph" style:parent-style-name="Standard">
      <style:text-properties fo:font-weight="normal" officeooo:rsid="00798919" officeooo:paragraph-rsid="00798919" style:font-weight-asian="normal" style:font-weight-complex="normal"/>
    </style:style>
    <style:style style:name="P108" style:family="paragraph" style:parent-style-name="Standard">
      <style:text-properties fo:font-weight="normal" officeooo:rsid="007a6409" officeooo:paragraph-rsid="007a6409" style:font-weight-asian="normal" style:font-weight-complex="normal"/>
    </style:style>
    <style:style style:name="P109" style:family="paragraph" style:parent-style-name="Standard">
      <style:text-properties fo:font-weight="normal" officeooo:rsid="007b2dbf" officeooo:paragraph-rsid="007b2dbf" style:font-weight-asian="normal" style:font-weight-complex="normal"/>
    </style:style>
    <style:style style:name="P110" style:family="paragraph" style:parent-style-name="Standard">
      <style:text-properties fo:font-weight="normal" officeooo:rsid="007b2dbf" officeooo:paragraph-rsid="00b5d2cb" style:font-weight-asian="normal" style:font-weight-complex="normal"/>
    </style:style>
    <style:style style:name="P111" style:family="paragraph" style:parent-style-name="Standard">
      <style:text-properties fo:font-weight="normal" officeooo:rsid="007d1383" officeooo:paragraph-rsid="007d1383" style:font-weight-asian="normal" style:font-weight-complex="normal"/>
    </style:style>
    <style:style style:name="P112" style:family="paragraph" style:parent-style-name="Standard">
      <style:text-properties fo:font-weight="normal" officeooo:rsid="007d1383" officeooo:paragraph-rsid="00b5d2cb" style:font-weight-asian="normal" style:font-weight-complex="normal"/>
    </style:style>
    <style:style style:name="P113" style:family="paragraph" style:parent-style-name="Standard">
      <style:text-properties fo:font-weight="normal" officeooo:rsid="00b5d2cb" officeooo:paragraph-rsid="00b5d2cb" style:font-weight-asian="normal" style:font-weight-complex="normal"/>
    </style:style>
    <style:style style:name="P114" style:family="paragraph" style:parent-style-name="Standard">
      <style:text-properties fo:font-weight="normal" officeooo:rsid="00b5d2cb" officeooo:paragraph-rsid="00b761e9" style:font-weight-asian="normal" style:font-weight-complex="normal"/>
    </style:style>
    <style:style style:name="P115" style:family="paragraph" style:parent-style-name="Standard">
      <style:text-properties fo:font-weight="normal" officeooo:rsid="00b761e9" officeooo:paragraph-rsid="00b761e9" style:font-weight-asian="normal" style:font-weight-complex="normal"/>
    </style:style>
    <style:style style:name="P116" style:family="paragraph" style:parent-style-name="Standard">
      <style:text-properties fo:font-weight="normal" officeooo:rsid="00b95b4d" officeooo:paragraph-rsid="00b95b4d" style:font-weight-asian="normal" style:font-weight-complex="normal"/>
    </style:style>
    <style:style style:name="P117" style:family="paragraph" style:parent-style-name="Standard">
      <style:text-properties fo:font-weight="normal" officeooo:rsid="00ba9720" officeooo:paragraph-rsid="00ba9720" style:font-weight-asian="normal" style:font-weight-complex="normal"/>
    </style:style>
    <style:style style:name="P118" style:family="paragraph" style:parent-style-name="Standard">
      <style:text-properties fo:font-weight="normal" officeooo:rsid="00bc64f2" officeooo:paragraph-rsid="00bc64f2" style:font-weight-asian="normal" style:font-weight-complex="normal"/>
    </style:style>
    <style:style style:name="P119" style:family="paragraph" style:parent-style-name="Standard">
      <style:text-properties fo:font-weight="normal" officeooo:rsid="00bd7b2e" officeooo:paragraph-rsid="00bd7b2e" style:font-weight-asian="normal" style:font-weight-complex="normal"/>
    </style:style>
    <style:style style:name="P120" style:family="paragraph" style:parent-style-name="Standard">
      <style:text-properties fo:font-weight="normal" officeooo:rsid="00be6165" officeooo:paragraph-rsid="00be6165" style:font-weight-asian="normal" style:font-weight-complex="normal"/>
    </style:style>
    <style:style style:name="P121" style:family="paragraph" style:parent-style-name="Standard">
      <style:text-properties fo:font-weight="normal" officeooo:rsid="00bed9e6" officeooo:paragraph-rsid="00bed9e6" style:font-weight-asian="normal" style:font-weight-complex="normal"/>
    </style:style>
    <style:style style:name="P122" style:family="paragraph" style:parent-style-name="Standard">
      <style:text-properties fo:font-weight="normal" officeooo:rsid="00bfdea6" officeooo:paragraph-rsid="00bfdea6" style:font-weight-asian="normal" style:font-weight-complex="normal"/>
    </style:style>
    <style:style style:name="P123" style:family="paragraph" style:parent-style-name="Standard">
      <style:text-properties fo:font-weight="normal" officeooo:rsid="00c0cae9" officeooo:paragraph-rsid="00c0cae9" style:font-weight-asian="normal" style:font-weight-complex="normal"/>
    </style:style>
    <style:style style:name="P124" style:family="paragraph" style:parent-style-name="Standard">
      <style:text-properties fo:font-weight="normal" officeooo:rsid="00c28611" officeooo:paragraph-rsid="00c28611" style:font-weight-asian="normal" style:font-weight-complex="normal"/>
    </style:style>
    <style:style style:name="P125" style:family="paragraph" style:parent-style-name="Standard">
      <style:text-properties fo:font-weight="normal" officeooo:rsid="00c41fe9" officeooo:paragraph-rsid="00c41fe9" style:font-weight-asian="normal" style:font-weight-complex="normal"/>
    </style:style>
    <style:style style:name="P126" style:family="paragraph" style:parent-style-name="Standard">
      <style:text-properties fo:font-weight="normal" officeooo:rsid="00c41fe9" officeooo:paragraph-rsid="00c44413" style:font-weight-asian="normal" style:font-weight-complex="normal"/>
    </style:style>
    <style:style style:name="P127" style:family="paragraph" style:parent-style-name="Standard">
      <style:text-properties fo:font-weight="normal" officeooo:rsid="00c44413" officeooo:paragraph-rsid="00c44413" style:font-weight-asian="normal" style:font-weight-complex="normal"/>
    </style:style>
    <style:style style:name="P128" style:family="paragraph" style:parent-style-name="Standard">
      <style:text-properties fo:font-weight="normal" officeooo:rsid="00c582e1" officeooo:paragraph-rsid="00c582e1" style:font-weight-asian="normal" style:font-weight-complex="normal"/>
    </style:style>
    <style:style style:name="P129" style:family="paragraph" style:parent-style-name="Standard">
      <style:text-properties fo:font-weight="normal" officeooo:rsid="00b3acac" officeooo:paragraph-rsid="00b3acac" style:font-weight-asian="normal" style:font-weight-complex="normal"/>
    </style:style>
    <style:style style:name="P130" style:family="paragraph" style:parent-style-name="Standard">
      <style:text-properties fo:font-weight="normal" officeooo:rsid="00c62817" officeooo:paragraph-rsid="00c62817" style:font-weight-asian="normal" style:font-weight-complex="normal"/>
    </style:style>
    <style:style style:name="P131" style:family="paragraph" style:parent-style-name="Standard">
      <style:text-properties officeooo:rsid="007e80de" officeooo:paragraph-rsid="007e80de"/>
    </style:style>
    <style:style style:name="P132" style:family="paragraph" style:parent-style-name="Standard">
      <style:text-properties officeooo:rsid="007e80de" officeooo:paragraph-rsid="008efb25"/>
    </style:style>
    <style:style style:name="P133" style:family="paragraph" style:parent-style-name="Standard">
      <style:text-properties officeooo:rsid="00801b11" officeooo:paragraph-rsid="00801b11"/>
    </style:style>
    <style:style style:name="P134" style:family="paragraph" style:parent-style-name="Standard">
      <style:text-properties officeooo:rsid="00801b11" officeooo:paragraph-rsid="00830b72"/>
    </style:style>
    <style:style style:name="P135" style:family="paragraph" style:parent-style-name="Standard">
      <style:text-properties officeooo:rsid="00801b11" officeooo:paragraph-rsid="00bc64f2"/>
    </style:style>
    <style:style style:name="P136" style:family="paragraph" style:parent-style-name="Standard">
      <style:text-properties officeooo:rsid="00803ec1" officeooo:paragraph-rsid="00803ec1"/>
    </style:style>
    <style:style style:name="P137" style:family="paragraph" style:parent-style-name="Standard">
      <style:text-properties officeooo:rsid="008af6cb" officeooo:paragraph-rsid="008af6cb"/>
    </style:style>
    <style:style style:name="P138" style:family="paragraph" style:parent-style-name="Standard">
      <style:text-properties officeooo:rsid="008af6cb" officeooo:paragraph-rsid="00970582"/>
    </style:style>
    <style:style style:name="P139" style:family="paragraph" style:parent-style-name="Standard">
      <style:text-properties officeooo:rsid="008d5c65" officeooo:paragraph-rsid="008d5c65"/>
    </style:style>
    <style:style style:name="P140" style:family="paragraph" style:parent-style-name="Standard">
      <style:text-properties officeooo:rsid="00941650" officeooo:paragraph-rsid="00941650"/>
    </style:style>
    <style:style style:name="P141" style:family="paragraph" style:parent-style-name="Standard">
      <style:text-properties officeooo:rsid="0096678b" officeooo:paragraph-rsid="0096678b"/>
    </style:style>
    <style:style style:name="P142" style:family="paragraph" style:parent-style-name="Standard">
      <style:text-properties officeooo:rsid="00970582" officeooo:paragraph-rsid="00970582"/>
    </style:style>
    <style:style style:name="P143" style:family="paragraph" style:parent-style-name="Standard">
      <style:text-properties officeooo:rsid="009832f7" officeooo:paragraph-rsid="009832f7"/>
    </style:style>
    <style:style style:name="P144" style:family="paragraph" style:parent-style-name="Standard">
      <style:text-properties officeooo:rsid="0099a1c2" officeooo:paragraph-rsid="0099a1c2"/>
    </style:style>
    <style:style style:name="P145" style:family="paragraph" style:parent-style-name="Standard">
      <style:text-properties officeooo:rsid="0099cbd4" officeooo:paragraph-rsid="0099cbd4"/>
    </style:style>
    <style:style style:name="P146" style:family="paragraph" style:parent-style-name="Standard">
      <style:text-properties officeooo:rsid="009b4f7b" officeooo:paragraph-rsid="009b4f7b"/>
    </style:style>
    <style:style style:name="P147" style:family="paragraph" style:parent-style-name="Standard">
      <style:text-properties officeooo:rsid="009ec062" officeooo:paragraph-rsid="009ec062"/>
    </style:style>
    <style:style style:name="P148" style:family="paragraph" style:parent-style-name="Standard">
      <style:text-properties officeooo:rsid="009f3112" officeooo:paragraph-rsid="009f3112"/>
    </style:style>
    <style:style style:name="P149" style:family="paragraph" style:parent-style-name="Standard">
      <style:text-properties officeooo:rsid="009f7c23" officeooo:paragraph-rsid="009f7c23"/>
    </style:style>
    <style:style style:name="P150" style:family="paragraph" style:parent-style-name="Standard">
      <style:text-properties officeooo:rsid="00a219ea" officeooo:paragraph-rsid="00a219ea"/>
    </style:style>
    <style:style style:name="P151" style:family="paragraph" style:parent-style-name="Standard">
      <style:text-properties officeooo:rsid="00a3e4b8" officeooo:paragraph-rsid="00a3e4b8"/>
    </style:style>
    <style:style style:name="P152" style:family="paragraph" style:parent-style-name="Standard">
      <style:text-properties officeooo:rsid="00a3e4b8" officeooo:paragraph-rsid="00abd0e1"/>
    </style:style>
    <style:style style:name="P153" style:family="paragraph" style:parent-style-name="Standard">
      <style:text-properties officeooo:rsid="00a59789" officeooo:paragraph-rsid="00a59789"/>
    </style:style>
    <style:style style:name="P154" style:family="paragraph" style:parent-style-name="Standard">
      <style:text-properties officeooo:rsid="00a75222" officeooo:paragraph-rsid="00a75222"/>
    </style:style>
    <style:style style:name="P155" style:family="paragraph" style:parent-style-name="Standard">
      <style:text-properties officeooo:rsid="00a944cc" officeooo:paragraph-rsid="00a944cc"/>
    </style:style>
    <style:style style:name="P156" style:family="paragraph" style:parent-style-name="Standard">
      <style:text-properties officeooo:rsid="00ad2870" officeooo:paragraph-rsid="00ad2870"/>
    </style:style>
    <style:style style:name="P157" style:family="paragraph" style:parent-style-name="Standard">
      <style:text-properties officeooo:rsid="00af360f" officeooo:paragraph-rsid="00af360f"/>
    </style:style>
    <style:style style:name="P158" style:family="paragraph" style:parent-style-name="Standard">
      <style:text-properties officeooo:rsid="00b01f3f" officeooo:paragraph-rsid="00b01f3f"/>
    </style:style>
    <style:style style:name="P159" style:family="paragraph" style:parent-style-name="Standard">
      <style:text-properties officeooo:rsid="00b15e20" officeooo:paragraph-rsid="00b15e20"/>
    </style:style>
    <style:style style:name="P160" style:family="paragraph" style:parent-style-name="Standard">
      <style:text-properties officeooo:rsid="00b23d57" officeooo:paragraph-rsid="00b23d57"/>
    </style:style>
    <style:style style:name="P161" style:family="paragraph" style:parent-style-name="Standard">
      <style:text-properties officeooo:rsid="00b3acac" officeooo:paragraph-rsid="00b3acac"/>
    </style:style>
    <style:style style:name="P162" style:family="paragraph" style:parent-style-name="Standard">
      <style:text-properties officeooo:rsid="00b4a95b" officeooo:paragraph-rsid="00b4a95b"/>
    </style:style>
    <style:style style:name="P163" style:family="paragraph" style:parent-style-name="Standard">
      <style:text-properties officeooo:rsid="00b534e7" officeooo:paragraph-rsid="00b534e7"/>
    </style:style>
    <style:style style:name="P164" style:family="paragraph" style:parent-style-name="Standard">
      <style:text-properties officeooo:rsid="00583a46" officeooo:paragraph-rsid="00713267"/>
    </style:style>
    <style:style style:name="P165" style:family="paragraph" style:parent-style-name="Standard">
      <style:text-properties officeooo:rsid="006b289a" officeooo:paragraph-rsid="007826b9"/>
    </style:style>
    <style:style style:name="P166" style:family="paragraph" style:parent-style-name="Standard">
      <style:text-properties officeooo:rsid="00c62817" officeooo:paragraph-rsid="00c62817"/>
    </style:style>
    <style:style style:name="P167" style:family="paragraph" style:parent-style-name="Standard">
      <style:text-properties officeooo:rsid="00c727f7" officeooo:paragraph-rsid="00c727f7"/>
    </style:style>
    <style:style style:name="P168" style:family="paragraph" style:parent-style-name="Standard">
      <style:paragraph-properties fo:break-before="page"/>
      <style:text-properties fo:font-weight="bold" officeooo:rsid="00688e81" officeooo:paragraph-rsid="00688e81" style:font-weight-asian="bold" style:font-weight-complex="bold"/>
    </style:style>
    <style:style style:name="P169" style:family="paragraph" style:parent-style-name="Standard">
      <style:paragraph-properties fo:break-before="page"/>
      <style:text-properties officeooo:rsid="00a3e4b8" officeooo:paragraph-rsid="00a3e4b8"/>
    </style:style>
    <style:style style:name="P170" style:family="paragraph" style:parent-style-name="Standard">
      <style:paragraph-properties fo:break-before="page"/>
      <style:text-properties fo:font-weight="normal" officeooo:rsid="00bd7b2e" officeooo:paragraph-rsid="00bd7b2e" style:font-weight-asian="normal" style:font-weight-complex="normal"/>
    </style:style>
    <style:style style:name="P171" style:family="paragraph" style:parent-style-name="Standard">
      <style:paragraph-properties fo:break-before="page"/>
      <style:text-properties fo:font-weight="normal" officeooo:rsid="00c0cae9" officeooo:paragraph-rsid="00c0cae9" style:font-weight-asian="normal" style:font-weight-complex="normal"/>
    </style:style>
    <style:style style:name="P172" style:family="paragraph" style:parent-style-name="Standard">
      <style:text-properties officeooo:rsid="001eaa5f" officeooo:paragraph-rsid="001eaa5f"/>
    </style:style>
    <style:style style:name="P173" style:family="paragraph" style:parent-style-name="Standard">
      <style:text-properties fo:font-weight="bold" officeooo:rsid="00970582" officeooo:paragraph-rsid="00970582" style:font-weight-asian="bold" style:font-weight-complex="bold"/>
    </style:style>
    <style:style style:name="P174" style:family="paragraph" style:parent-style-name="Standard">
      <style:text-properties fo:font-weight="bold" officeooo:rsid="00c95998" officeooo:paragraph-rsid="00c95998" style:font-weight-asian="bold" style:font-weight-complex="bold"/>
    </style:style>
    <style:style style:name="P175" style:family="paragraph" style:parent-style-name="Standard">
      <style:text-properties fo:font-weight="bold" officeooo:rsid="00cec44c" officeooo:paragraph-rsid="00cec44c" style:font-weight-asian="bold" style:font-weight-complex="bold"/>
    </style:style>
    <style:style style:name="P176" style:family="paragraph" style:parent-style-name="Standard">
      <style:text-properties fo:font-weight="bold" officeooo:rsid="00cfbf77" officeooo:paragraph-rsid="00cfbf77" style:font-weight-asian="bold" style:font-weight-complex="bold"/>
    </style:style>
    <style:style style:name="P177" style:family="paragraph" style:parent-style-name="Standard">
      <style:text-properties officeooo:rsid="00798919" officeooo:paragraph-rsid="00798919"/>
    </style:style>
    <style:style style:name="P178" style:family="paragraph" style:parent-style-name="Standard">
      <style:text-properties officeooo:rsid="00830b72" officeooo:paragraph-rsid="00830b72"/>
    </style:style>
    <style:style style:name="P179" style:family="paragraph" style:parent-style-name="Standard">
      <style:text-properties officeooo:rsid="00c727f7" officeooo:paragraph-rsid="00c727f7"/>
    </style:style>
    <style:style style:name="P180" style:family="paragraph" style:parent-style-name="Standard">
      <style:text-properties officeooo:rsid="00c95998" officeooo:paragraph-rsid="00c95998"/>
    </style:style>
    <style:style style:name="P181" style:family="paragraph" style:parent-style-name="Standard">
      <style:text-properties officeooo:rsid="00ca9ca1" officeooo:paragraph-rsid="00ca9ca1"/>
    </style:style>
    <style:style style:name="P182" style:family="paragraph" style:parent-style-name="Standard">
      <style:text-properties officeooo:rsid="00cc79fa" officeooo:paragraph-rsid="00cc79fa"/>
    </style:style>
    <style:style style:name="P183" style:family="paragraph" style:parent-style-name="Standard">
      <style:text-properties officeooo:rsid="00cec44c" officeooo:paragraph-rsid="00cec44c"/>
    </style:style>
    <style:style style:name="P184" style:family="paragraph" style:parent-style-name="Standard">
      <style:text-properties officeooo:rsid="00cf5d80" officeooo:paragraph-rsid="00cf5d80"/>
    </style:style>
    <style:style style:name="P185" style:family="paragraph" style:parent-style-name="Standard">
      <style:text-properties officeooo:rsid="00cfbf77" officeooo:paragraph-rsid="00cfbf77"/>
    </style:style>
    <style:style style:name="P186" style:family="paragraph" style:parent-style-name="Standard">
      <style:text-properties officeooo:rsid="00d0370d" officeooo:paragraph-rsid="00d0370d"/>
    </style:style>
    <style:style style:name="P187" style:family="paragraph" style:parent-style-name="Text_20_body">
      <style:text-properties fo:font-weight="normal" officeooo:rsid="00c41fe9" officeooo:paragraph-rsid="00c62817" style:font-weight-asian="normal" style:font-weight-complex="normal"/>
    </style:style>
    <style:style style:name="P188" style:family="paragraph" style:parent-style-name="Heading_20_1">
      <style:paragraph-properties fo:text-align="center" style:justify-single-word="false"/>
    </style:style>
    <style:style style:name="P189" style:family="paragraph" style:parent-style-name="Heading_20_2" style:list-style-name=""/>
    <style:style style:name="P190" style:family="paragraph" style:parent-style-name="Heading_20_2">
      <style:paragraph-properties fo:break-before="page"/>
    </style:style>
    <style:style style:name="P191" style:family="paragraph" style:parent-style-name="Heading_20_2">
      <style:paragraph-properties fo:break-before="page"/>
      <style:text-properties fo:font-weight="bold" officeooo:rsid="00c41fe9" officeooo:paragraph-rsid="00c62817" style:font-weight-asian="bold" style:font-weight-complex="bold"/>
    </style:style>
    <style:style style:name="T1" style:family="text">
      <style:text-properties officeooo:rsid="001f14be"/>
    </style:style>
    <style:style style:name="T2" style:family="text">
      <style:text-properties officeooo:rsid="00211234"/>
    </style:style>
    <style:style style:name="T3" style:family="text">
      <style:text-properties officeooo:rsid="002321af"/>
    </style:style>
    <style:style style:name="T4" style:family="text">
      <style:text-properties officeooo:rsid="0024dd83"/>
    </style:style>
    <style:style style:name="T5" style:family="text">
      <style:text-properties officeooo:rsid="0026863c"/>
    </style:style>
    <style:style style:name="T6" style:family="text">
      <style:text-properties officeooo:rsid="0029db1e"/>
    </style:style>
    <style:style style:name="T7" style:family="text">
      <style:text-properties officeooo:rsid="002cbe1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df799"/>
    </style:style>
    <style:style style:name="T11" style:family="text">
      <style:text-properties officeooo:rsid="003a741b"/>
    </style:style>
    <style:style style:name="T12" style:family="text">
      <style:text-properties officeooo:rsid="003aaed3"/>
    </style:style>
    <style:style style:name="T13" style:family="text">
      <style:text-properties officeooo:rsid="003cea23"/>
    </style:style>
    <style:style style:name="T14" style:family="text">
      <style:text-properties officeooo:rsid="00410600"/>
    </style:style>
    <style:style style:name="T15" style:family="text">
      <style:text-properties officeooo:rsid="0042f395"/>
    </style:style>
    <style:style style:name="T16" style:family="text">
      <style:text-properties officeooo:rsid="0054182f"/>
    </style:style>
    <style:style style:name="T17" style:family="text">
      <style:text-properties officeooo:rsid="005ab63f"/>
    </style:style>
    <style:style style:name="T18" style:family="text">
      <style:text-properties officeooo:rsid="005f0dcf"/>
    </style:style>
    <style:style style:name="T19" style:family="text">
      <style:text-properties officeooo:rsid="006cd36c"/>
    </style:style>
    <style:style style:name="T20" style:family="text">
      <style:text-properties officeooo:rsid="006efdaf"/>
    </style:style>
    <style:style style:name="T21" style:family="text">
      <style:text-properties officeooo:rsid="00722edd"/>
    </style:style>
    <style:style style:name="T22" style:family="text">
      <style:text-properties officeooo:rsid="007410af"/>
    </style:style>
    <style:style style:name="T23" style:family="text">
      <style:text-properties officeooo:rsid="007826b9"/>
    </style:style>
    <style:style style:name="T24" style:family="text">
      <style:text-properties officeooo:rsid="00782d72"/>
    </style:style>
    <style:style style:name="T25" style:family="text">
      <style:text-properties officeooo:rsid="007a6409"/>
    </style:style>
    <style:style style:name="T26" style:family="text">
      <style:text-properties officeooo:rsid="007e80de"/>
    </style:style>
    <style:style style:name="T27" style:family="text">
      <style:text-properties officeooo:rsid="00815069"/>
    </style:style>
    <style:style style:name="T28" style:family="text">
      <style:text-properties officeooo:rsid="00853845"/>
    </style:style>
    <style:style style:name="T29" style:family="text">
      <style:text-properties officeooo:rsid="00885ff4"/>
    </style:style>
    <style:style style:name="T30" style:family="text">
      <style:text-properties officeooo:rsid="008efb25"/>
    </style:style>
    <style:style style:name="T31" style:family="text">
      <style:text-properties officeooo:rsid="00970582"/>
    </style:style>
    <style:style style:name="T32" style:family="text">
      <style:text-properties officeooo:rsid="00ab3cc3"/>
    </style:style>
    <style:style style:name="T33" style:family="text">
      <style:text-properties officeooo:rsid="00abd0e1"/>
    </style:style>
    <style:style style:name="T34" style:family="text">
      <style:text-properties officeooo:rsid="00b01f3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b761e9"/>
    </style:style>
    <style:style style:name="T37" style:family="text">
      <style:text-properties officeooo:rsid="00c62817"/>
    </style:style>
    <style:style style:name="T38" style:family="text">
      <style:text-properties officeooo:rsid="00c7b454"/>
    </style:style>
    <style:style style:name="T39" style:family="text">
      <style:text-properties officeooo:rsid="00cd4bd0"/>
    </style:style>
    <style:style style:name="T40" style:family="text">
      <style:text-properties officeooo:rsid="00cf5d80"/>
    </style:style>
    <style:style style:name="T41" style:family="text">
      <style:text-properties officeooo:rsid="00d1e7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8" text:outline-level="1">CakePHP3 Treinamento</text:h>
      <text:p text:style-name="P1"/>
      <text:p text:style-name="P1"/>
      <text:h text:style-name="Heading_20_2" text:outline-level="2">Introdução</text:h>
      <text:p text:style-name="P2"/>
      <text:p text:style-name="P2">Nosso principal objetivo aqui é o de criar aplicativos de forma simples e prática e também que eles tenham um bom controle de acesso, permitindo apenas aos usuários determinados acessar determinadas partes do aplicativo.</text:p>
      <text:p text:style-name="P2"/>
      <text:p text:style-name="P2">Iremos fazer isso por etapas, de forma organizada.</text:p>
      <text:p text:style-name="P2"/>
      <text:p text:style-name="P2">Usaremos principalmente o Framework CakePHP em sua versão 3. O CakePHP é um framework bem popular entre os demais existentes e ajuda muito na criação de aplicativos. Ele conta com muitos e bons recursos e usa a linguagem PHP, um servidor Web como o Apache ou outros e um SGBD como o MySQL ou outros. Também usa orientação a objetos e alguns padrões de projeto especialmente o MVC e o ORM. <text:span text:style-name="T1">O foco do CakePHP é nas convenções. Você segue as convenções que ele determina e ele facilita sua vida.</text:span></text:p>
      <text:p text:style-name="P2"/>
      <text:h text:style-name="Heading_20_2" text:outline-level="2">Pré-requisitos</text:h>
      <text:p text:style-name="P2"/>
      <text:p text:style-name="P3">De conhecimentos</text:p>
      <text:p text:style-name="P2">Desejáveis – conhecimento da linguagem PHP, de orientação a objetos e de padrões de projeto.</text:p>
      <text:p text:style-name="P2"/>
      <text:p text:style-name="P2">Obrigatório – boa motivação e vontade de aprender.</text:p>
      <text:p text:style-name="P2"/>
      <text:p text:style-name="P3">De Hardware</text:p>
      <text:p text:style-name="P2">Praticamente qualquer computador que esteja funcionando pode ser usado para nosso treinamento.</text:p>
      <text:p text:style-name="P2"/>
      <text:p text:style-name="P3">De Software</text:p>
      <text:p text:style-name="P2">Praticamente qualquer sistema operacional pode ser utilizado.</text:p>
      <text:p text:style-name="P2">Precisamos basicamente do Apache, PHP e MySQL mais alguns módulos/extensões.</text:p>
      <text:p text:style-name="P2"/>
      <text:p text:style-name="P4">Servidor</text:p>
      <text:p text:style-name="P8"/>
      <text:p text:style-name="P9">O servidor precisa ter Apache, PHP e MySQL no mínimo. Eu prefiro criar este servidor em meu computador desktop, no Linux (preferido) ou no Windows, mas podem ser usados outros SOs.</text:p>
      <text:p text:style-name="P9"/>
      <text:p text:style-name="P8">Podemos usar um servidor online daqueles que já vem com editor e todo o ambiente para programação, como é o caso do Cloud9 (<text:a xlink:type="simple" xlink:href="http://c9.io/" text:style-name="Internet_20_link" text:visited-style-name="Visited_20_Internet_20_Link">http://c9.io</text:a>). Este exige conhecimento sobre a linha de comando do Linux, mas mostrarei um guia em seguida. Caso queira experimentar, ele oferece um plano free:</text:p>
      <text:p text:style-name="P8"><text:a xlink:type="simple" xlink:href="https://c9.io/signup" text:style-name="Internet_20_link" text:visited-style-name="Visited_20_Internet_20_Link">https://c9.io/signup</text:a></text:p>
      <text:p text:style-name="P8"/>
      <text:p text:style-name="P9"><text:soft-page-break/>Podemos usar o Xampp (<text:a xlink:type="simple" xlink:href="http://xampp.sf.net/" text:style-name="Internet_20_link" text:visited-style-name="Visited_20_Internet_20_Link">http://xampp.sf.net</text:a>), o Wampp, o EasyPHP ou outro no Windows.</text:p>
      <text:p text:style-name="P9">No Linux prefiro usar os pacotes da distribuição.</text:p>
      <text:p text:style-name="P9"/>
      <text:p text:style-name="P9">Para começar você precisa já ter um ambiente pronto e configurado com Apache, PHP e MySQL e extensões. Caso não tenha e não saiba como fazer provavelmente este treinamento não é para você Ainda, a não ser que seja daqueles corajosos que tenham uma grande motivação para aprender e queira experimentar. Se for seu caso, procure um tutorial de como instalar o Xampp no Windows ou outro.</text:p>
      <text:p text:style-name="P9"/>
      <text:p text:style-name="P11">Pré-requisitos para Instalar o CakePHP 3.2.9</text:p>
      <text:p text:style-name="P10"/>
      <text:p text:style-name="P10">- Apache2 ou outro servidor web</text:p>
      <text:p text:style-name="P10">- PHP 5.5.9 ou superior</text:p>
      <text:p text:style-name="P10">- Módulos do Apache: mod_rewrite</text:p>
      <text:p text:style-name="P10">- Extensões: mcrypt, php5-mcrypt, intl, mbstring</text:p>
      <text:p text:style-name="P10"/>
      <text:p text:style-name="P12"/>
      <text:p text:style-name="P12">Instalação do Ambiente</text:p>
      <text:p text:style-name="P47"/>
      <text:p text:style-name="P47">Use o Xampp no Windows e os pacotes no Linux.</text:p>
      <text:p text:style-name="P10"/>
      <text:p text:style-name="P11"/>
      <text:h text:style-name="Heading_20_2" text:outline-level="2">Instalação do <text:span text:style-name="T2">CakePHP pelo Composer</text:span></text:h>
      <text:p text:style-name="P10"/>
      <text:p text:style-name="P5">No Linux</text:p>
      <text:p text:style-name="P47">curl -sS https://getcomposer.org/installer | php</text:p>
      <text:p text:style-name="P47"/>
      <text:p text:style-name="P47">sudo mv composer.phar /usr/local/bin/composer</text:p>
      <text:p text:style-name="P47"/>
      <text:p text:style-name="P47">sudo nano /usr/local/bin/comp</text:p>
      <text:p text:style-name="P47"/>
      <text:p text:style-name="P47">Adicionar a linha:</text:p>
      <text:p text:style-name="P47">composer create-project --prefer-dist cakephp/app $1</text:p>
      <text:p text:style-name="P47"/>
      <text:p text:style-name="P47">Execute</text:p>
      <text:p text:style-name="P47">sudo chmod +x /usr/local/bin/comp</text:p>
      <text:p text:style-name="P47"/>
      <text:p text:style-name="P47">Criando <text:span text:style-name="T3">o</text:span> aplicativo:</text:p>
      <text:p text:style-name="P47">cd /var/www/html/<text:span text:style-name="T4">treinamento</text:span></text:p>
      <text:p text:style-name="P47">comp <text:span text:style-name="T4">app</text:span>1</text:p>
      <text:p text:style-name="P47"/>
      <text:p text:style-name="P52">Acessando</text:p>
      <text:p text:style-name="P52"><text:a xlink:type="simple" xlink:href="http://localhost/treinamento/app1" text:style-name="Internet_20_link" text:visited-style-name="Visited_20_Internet_20_Link">http://localhost/treinamento/app1</text:a></text:p>
      <text:p text:style-name="P52"/>
      <text:p text:style-name="P47"/>
      <text:p text:style-name="P6">No Windows</text:p>
      <text:p text:style-name="P48">Download - <text:a xlink:type="simple" xlink:href="https://getcomposer.org/Composer-Setup.exe" text:style-name="Internet_20_link" text:visited-style-name="Visited_20_Internet_20_Link">https://getcomposer.org/Composer-Setup.exe</text:a></text:p>
      <text:p text:style-name="P48">Instale</text:p>
      <text:p text:style-name="P48"/>
      <text:p text:style-name="P48">Veja detalhes sobre como adicionar o php ao path.</text:p>
      <text:p text:style-name="P48"><text:soft-page-break/></text:p>
      <text:p text:style-name="P48">Criar o arquivo bat comp.bat na pasta c:\xampp\htdocs, contendo a linha:</text:p>
      <text:p text:style-name="P48"/>
      <text:p text:style-name="P48">composer create-project --prefer-dist cakephp/app %1</text:p>
      <text:p text:style-name="P49">Criando o Aplicativo</text:p>
      <text:p text:style-name="P49">Abrir o prompt</text:p>
      <text:p text:style-name="P49">cd c:\xampp\htdocs<text:span text:style-name="T5">\treinamento</text:span></text:p>
      <text:p text:style-name="P50">comp <text:span text:style-name="T4">app</text:span>1</text:p>
      <text:p text:style-name="P50"/>
      <text:p text:style-name="P51">Acessando</text:p>
      <text:p text:style-name="P51"><text:a xlink:type="simple" xlink:href="http://localhost/treinamento/app1" text:style-name="Internet_20_link" text:visited-style-name="Visited_20_Internet_20_Link">http://localhost/treinamento/app1</text:a></text:p>
      <text:p text:style-name="P51"/>
      <text:p text:style-name="P13"/>
      <text:h text:style-name="P189" text:outline-level="2"/>
      <text:h text:style-name="P190" text:outline-level="2">Primeiro Aplicativo</text:h>
      <text:p text:style-name="P53"/>
      <text:p text:style-name="P53">Este primeiro aplicativo apenas instala o CakePHP 3.2.9 através do composer e mostra o aplicativo padrão que já <text:span text:style-name="T6">vem </text:span>com com o Cake. <text:span text:style-name="T6">Vem um controller, um action e um template.</text:span></text:p>
      <text:p text:style-name="P53"/>
      <text:p text:style-name="P14"/>
      <text:p text:style-name="P14">Customizando o Terminal/Prompt</text:p>
      <text:p text:style-name="P57"/>
      <text:p text:style-name="P54">Eu gosto de configurar para que ele já abra no diretório onde trabalho.</text:p>
      <text:p text:style-name="P54"/>
      <text:p text:style-name="P55"><text:span text:style-name="T9">No Windows</text:span> </text:p>
      <text:p text:style-name="P55"><text:span text:style-name="T7">C</text:span>lique com o botão direito – propriedades – Iniciar em c:\xampp\htdocs\treinamento</text:p>
      <text:p text:style-name="P58">Aproveita e entra com uma combinação de teclas tipo Ctrl+Alt+C</text:p>
      <text:p text:style-name="P54"/>
      <text:p text:style-name="P7">No Linux</text:p>
      <text:p text:style-name="P56">Crie um atalho para o terminal assim:</text:p>
      <text:p text:style-name="P56">Configurações do sistema – Teclado – Atalhos de teclado – Atalhos personalizados</text:p>
      <text:p text:style-name="P56">Clicar no sinal de +</text:p>
      <text:p text:style-name="P56">Nome – Terminal</text:p>
      <text:p text:style-name="P56">Comando - gnome-terminal –working-directory=/<text:span text:style-name="T7">var</text:span>/www/<text:span text:style-name="T7">html/</text:span>treinamento</text:p>
      <text:p text:style-name="P56">Teclar Enter</text:p>
      <text:p text:style-name="P58">Adicionar o atalho – Ctrl+Alt+C</text:p>
      <text:p text:style-name="P58"/>
      <text:p text:style-name="P60">Agora sempre que teclar <text:span text:style-name="T10">Ctrl+Alt+C </text:span>ele abre nosso ambiente já no respectivo diretório.</text:p>
      <text:p text:style-name="P60"/>
      <text:p text:style-name="P16">Alterando o document root do Apache no Linux</text:p>
      <text:p text:style-name="P61"/>
      <text:p text:style-name="P61">Em meu computador desktop no Linux eu gosto de mudar do /var/www/html para /backup/www, backup é minha partiçãod e backup e como ribafs sou o dono dela e assim fica mais confortável para trabalhar.</text:p>
      <text:p text:style-name="P60"/>
      <text:p text:style-name="P15">Criando o aplicativo app1</text:p>
      <text:p text:style-name="P60"/>
      <text:p text:style-name="P59">Ctrl+Alt+C</text:p>
      <text:p text:style-name="P60">comp app1</text:p>
      <text:p text:style-name="P60"/>
      <text:p text:style-name="P62">Com este comando, aguardamos um pouco e ele traz o CakePHP atualizado para sua última versão estável juntamente com todas as dependências.</text:p>
      <text:p text:style-name="P62"/>
      <text:p text:style-name="P62">Vejamos. Execute o comando:</text:p>
      <text:p text:style-name="P62">cd app1</text:p>
      <text:p text:style-name="P62">bin/cake</text:p>
      <text:p text:style-name="P62">Mude a barra para \ caso esteja usando o Windows.</text:p>
      <text:p text:style-name="P62">Ele mostra algumas informações importantes, inclusive a versão do cake, a do php e alguns diretórios:</text:p>
      <text:p text:style-name="P62"/>
      <text:p text:style-name="P62">Welcome to CakePHP v3.2.9 Console</text:p>
      <text:p text:style-name="P62">---------------------------------------------------------------</text:p>
      <text:p text:style-name="P62">Path: /backup/www/treinamento/app1/src/</text:p>
      <text:p text:style-name="P62">PHP : 5.6.11-1ubuntu3.4</text:p>
      <text:p text:style-name="P62"><text:soft-page-break/>---------------------------------------------------------------</text:p>
      <text:p text:style-name="P62">* app: <text:s/>src – neste subdiretório fica todo o código do aplicativo</text:p>
      <text:p text:style-name="P62">Abaixo fica todo o código do framework</text:p>
      <text:p text:style-name="P62">* core: /backup/www/treinamento/app1/vendor/cakephp/cakephp</text:p>
      <text:p text:style-name="P62"/>
      <text:p text:style-name="P63">Acesse o aplicativo padrão embutido no Cake pelo navegador:</text:p>
      <text:p text:style-name="P63"/>
      <text:p text:style-name="P63"><text:a xlink:type="simple" xlink:href="http://localhost/treinamento/app1" text:style-name="Internet_20_link" text:visited-style-name="Visited_20_Internet_20_Link">http://localhost/treinamento/app1</text:a></text:p>
      <text:p text:style-name="P63"/>
      <text:p text:style-name="P64">Já veremos uma página padrão criada pelo controller padrão e seu template.</text:p>
      <text:p text:style-name="P64">Como podemos ver que arquivos são os responsáveis por isso? São muitos, mas os principais são</text:p>
      <text:p text:style-name="P64">src/Controller/PagesController.php</text:p>
      <text:p text:style-name="P64">src/Template/home.ctp</text:p>
      <text:p text:style-name="P64"/>
      <text:p text:style-name="P65">Este aplicativo não tem um banco de dados, usa apenas página estática.</text:p>
      <text:p text:style-name="P65"/>
      <text:p text:style-name="P65"/>
      <text:p text:style-name="P17">Convenções do CakePHP 3</text:p>
      <text:p text:style-name="P66"/>
      <text:p text:style-name="P67">Sempre que for encontrando oportunidade irei abordando as convenções necessárias e importantes, mas caso queira se antecipar veja a respectiva seção ou o site oficial:</text:p>
      <text:p text:style-name="P68"><text:a xlink:type="simple" xlink:href="http://book.cakephp.org/3.0/en/intro/conventions.html" text:style-name="Internet_20_link" text:visited-style-name="Visited_20_Internet_20_Link">http://book.cakephp.org/3.0/en/intro/conventions.html</text:a> </text:p>
      <text:p text:style-name="P65"/>
      <text:h text:style-name="P189" text:outline-level="2"/>
      <text:h text:style-name="P190" text:outline-level="2">Segundo Aplicativo</text:h>
      <text:p text:style-name="P66"/>
      <text:p text:style-name="P68">Nome de banco de dados – tuto em minúsculas e no singular. Palavras compostas separadas por sublinhado.</text:p>
      <text:p text:style-name="P68">Nome de tabela – tudo em minúsculas e no plural.</text:p>
      <text:p text:style-name="P68"/>
      <text:p text:style-name="P68">Para este primeiro aplicativo útil criaremos um banco chamado cadastro contendo apenas uma tabela chamada clientes. <text:span text:style-name="T11">Depois de configurar o banco no aplicativo geraremos o código do aplicativo usando o bake, que gera um CRUD completo e com bons recursos.</text:span></text:p>
      <text:p text:style-name="P19"/>
      <text:p text:style-name="P18">Banco de Dados</text:p>
      <text:p text:style-name="P70"/>
      <text:p text:style-name="P68">Banco – cadastro</text:p>
      <text:p text:style-name="P68">Tabela – clientes</text:p>
      <text:p text:style-name="P68"/>
      <text:p text:style-name="P68">Criar o banco no phpmyadmin e colar o script abaixo:</text:p>
      <text:p text:style-name="P68"/>
      <text:p text:style-name="P69">CREATE TABLE IF NOT EXISTS `clientes` (</text:p>
      <text:p text:style-name="P69"><text:s text:c="2"/>`id` int(11) NOT NULL AUTO_INCREMENT,</text:p>
      <text:p text:style-name="P69"><text:s text:c="2"/>`nome` char(45) NOT NULL,</text:p>
      <text:p text:style-name="P69"><text:s text:c="2"/>`email` varchar(50) DEFAULT NULL,</text:p>
      <text:p text:style-name="P69"><text:s text:c="2"/>`data_nasc` date DEFAULT NULL,</text:p>
      <text:p text:style-name="P69"><text:s text:c="2"/>`cpf` char(11) NOT NULL,</text:p>
      <text:p text:style-name="P69"><text:s text:c="2"/>PRIMARY KEY (`id`)</text:p>
      <text:p text:style-name="P69">);</text:p>
      <text:p text:style-name="P69"/>
      <text:p text:style-name="P69">INSERT INTO `clientes` (`id`, `nome`, `email`, `data_nasc`, `cpf`) VALUES</text:p>
      <text:p text:style-name="P69">(1, 'Erin Pate Skinner', 'dolor.vitae.dolor@mollisvitaeposuere.ca', '2013-10-07', '74426302285'),</text:p>
      <text:p text:style-name="P69">(2, 'Leonard Martinez Hays', 'dignissim.magna.a@dolorvitae.org', '2012-08-22', '75278965048'),</text:p>
      <text:p text:style-name="P69">(3, 'Aladdin Curry French', 'eu.augue@eutemporerat.org', '2012-10-28', '10376915676'),</text:p>
      <text:p text:style-name="P69">(4, 'Chloe Macdonald Dalton', 'parturient.montes@Mauris.ca', '2013-05-12', '64444679077'),</text:p>
      <text:p text:style-name="P69">(5, 'Mallory Sweet Strong', 'lorem@fringillaporttitor.ca', '2013-05-19', '15687101505'),</text:p>
      <text:p text:style-name="P69">(6, 'Jermaine Pierce Woodward', 'mi.pede.nonummy@molestiearcu.ca', '2013-03-22', '36712502261'),</text:p>
      <text:p text:style-name="P69">(7, 'Bell Raymond Pruitt', 'dignissim.tempor.arcu@nuncac.org', '2013-03-09', '64629428663'),</text:p>
      <text:p text:style-name="P69">(8, 'Lydia Bell Whitfield', 'Sed@semper.com', '2013-12-02', '41962749289'),</text:p>
      <text:p text:style-name="P69">(9, 'Tad Mason Graham', 'elit.erat@vestibulum.edu', '2012-06-08', '05642745964'),</text:p>
      <text:p text:style-name="P69">(10, 'Felix Bradshaw Mccray', 'dui@elitCurabitursed.edu', '2013-09-16', '82071617437'),</text:p>
      <text:p text:style-name="P69">(11, 'Idona Jensen Garrett', 'sem@Crasvulputate.com', '2014-01-08', '07941004794'),</text:p>
      <text:p text:style-name="P69">(12, 'Wayne Ray Padilla', 'luctus.felis.purus@nonjustoProin.org', '2014-04-03', '60934465323'),</text:p>
      <text:p text:style-name="P69">(13, 'Nelle Finch Cantu', 'placerat.eget@Donec.ca', '2012-05-29', '64704574060'),</text:p>
      <text:p text:style-name="P69">(14, 'Maite Emerson Best', 'dui.augue@quisdiam.com', '2014-04-01', '04531857574'),</text:p>
      <text:p text:style-name="P69">(15, 'Jada Holman Wilkins', 'dolor@tristiquealiquet.com', '2013-01-11', '88994190741'),</text:p>
      <text:p text:style-name="P69">(16, 'Beverly Lane Lindsay', 'et.euismod@ametfaucibusut.com', '2013-10-22', '40194697135'),</text:p>
      <text:p text:style-name="P69">(17, 'Hayden Clayton Foreman', 'enim@aliquamenimnec.edu', '2013-04-16', <text:soft-page-break/>'72583040904'),</text:p>
      <text:p text:style-name="P69">(18, 'Hadassah Leonard Key', 'dui.quis@augueidante.com', '2013-04-07', '72626859924'),</text:p>
      <text:p text:style-name="P69">(19, 'Adrian Ballard Peters', 'enim.Curabitur@faucibus.com', '2012-07-13', '50918748283'),</text:p>
      <text:p text:style-name="P69">(20, 'Phyllis Richmond Wynn', 'eget.laoreet@justoeuarcu.org', '2013-07-01', '62712888794'),</text:p>
      <text:p text:style-name="P69">(21, 'Amelia Baird Barrera', 'id.ante@dignissim.org', '2012-06-09', '12106836368'),</text:p>
      <text:p text:style-name="P69">(22, 'Whitney Mack Lamb', 'quam.Curabitur.vel@PraesentluctusCurabitur.org', '2012-06-26', '52403407001'),</text:p>
      <text:p text:style-name="P69">(23, 'Myra Mcmahon Valentine', 'ac.mi@fringillami.edu', '2012-07-27', '42961419194');</text:p>
      <text:p text:style-name="P69"/>
      <text:p text:style-name="P69">ALERTA – tome cuidado ao copiar e colar de processadores de texto como o Word ou Writer, pois algumas vezes eles alteram o texto. Um exemplo é este: --, que o writer gosta de mudar para –.</text:p>
      <text:p text:style-name="P69"/>
      <text:p text:style-name="P18">Criando o aplicativo</text:p>
      <text:p text:style-name="P70"/>
      <text:p text:style-name="P70">Ctrl+Alt+C</text:p>
      <text:p text:style-name="P70">comp app2</text:p>
      <text:p text:style-name="P69"><text:s/></text:p>
      <text:p text:style-name="P18">Configurações</text:p>
      <text:p text:style-name="P70"/>
      <text:p text:style-name="P70">Configurar o banco de dados. Editar o arquivo <text:span text:style-name="T13">app2/</text:span>config/app.php</text:p>
      <text:p text:style-name="P70"/>
      <text:p text:style-name="P70">Alterar apenas 3 linhas:</text:p>
      <text:p text:style-name="P70"/>
      <text:p text:style-name="P70">Em </text:p>
      <text:p text:style-name="P70"><text:s text:c="4"/>'Datasources' =&gt; [</text:p>
      <text:p text:style-name="P70"><text:s text:c="8"/>'default' =&gt; [</text:p>
      <text:p text:style-name="P70"/>
      <text:p text:style-name="P70">Altere as linhas:</text:p>
      <text:p text:style-name="P70"/>
      <text:p text:style-name="P70"><text:s text:c="12"/>'username' =&gt; 'root',</text:p>
      <text:p text:style-name="P70"><text:s text:c="12"/>'password' =&gt; '',</text:p>
      <text:p text:style-name="P70"><text:s text:c="12"/>'database' =&gt; 'cadastro',</text:p>
      <text:p text:style-name="P70"/>
      <text:p text:style-name="P70">Salve e feche</text:p>
      <text:p text:style-name="P70"/>
      <text:p text:style-name="P70">Configure as rotas. Editar o arquivo <text:span text:style-name="T13">app2/</text:span>config/routes.php</text:p>
      <text:p text:style-name="P70"/>
      <text:p text:style-name="P70">Copiar e linha:</text:p>
      <text:p text:style-name="P70"><text:s text:c="4"/>$routes-&gt;connect('/', ['controller' =&gt; 'Pages', 'action' =&gt; 'display', 'home']);</text:p>
      <text:p text:style-name="P70"/>
      <text:p text:style-name="P70">Colar logo acima e alterar assim:</text:p>
      <text:p text:style-name="P70"><text:s text:c="4"/>$routes-&gt;connect('/', ['controller' =&gt; 'Clientes', 'action' =&gt; 'index']);</text:p>
      <text:p text:style-name="P70"/>
      <text:p text:style-name="P70">Com isso estamos dizendo que o raiz do nosso aplicativo será respondido pelo action index() do controller Clientes, assim, ao abrir <text:a xlink:type="simple" xlink:href="http://localhost/treinamento/app2" text:style-name="Internet_20_link" text:visited-style-name="Visited_20_Internet_20_Link"><text:span text:style-name="T12">http://localhost/treinamento/app2</text:span></text:a><text:span text:style-name="T12"> ele mostrará a view index.ctp do template clientes, chamada pelo action index() do controller Clientes.</text:span></text:p>
      <text:p text:style-name="P70"/>
      <text:p text:style-name="P72">Agora, chamando pelo navegador:</text:p>
      <text:p text:style-name="P71"><text:a xlink:type="simple" xlink:href="http://localhost/treinamento/app2" text:style-name="Internet_20_link" text:visited-style-name="Visited_20_Internet_20_Link"><text:span text:style-name="T12">http://localhost/treinamento/app2</text:span></text:a></text:p>
      <text:p text:style-name="P70"><text:soft-page-break/></text:p>
      <text:p text:style-name="P73">Como ele procura o controller Clientes e não encontra, então mostra a mensagem de erro e já ajuda com a mesma. Então vamos criar o código do nosso aplicativo: controllers, models e views.</text:p>
      <text:p text:style-name="P73"/>
      <text:p text:style-name="P20">Gerando o Código do Aplicativo</text:p>
      <text:p text:style-name="P73"/>
      <text:p text:style-name="P74">Abra o terminal, acesse o diretório app2 e execute o comando abaixo:</text:p>
      <text:p text:style-name="P73"/>
      <text:p text:style-name="P74">bin/cake bake all clientes</text:p>
      <text:p text:style-name="P74"/>
      <text:p text:style-name="P75">Observe as mensagens e veja que com isso o bake gerou o código básico de um CRUD, com o controller, o model e a view, criando assim um aplicativo simples mas funcional.</text:p>
      <text:p text:style-name="P75"/>
      <text:p text:style-name="P75">Acesse novamente e veja como ficou. Navegue pelas seções do site.</text:p>
      <text:p text:style-name="P75"/>
      <text:p text:style-name="P75">Veja que já aplicou paginação, CSS e todo um layout adequado para a gente trabalhar.</text:p>
      <text:p text:style-name="P75"/>
      <text:p text:style-name="P75">Experimente adicionar, editar, remover e visualizar registros. Como também mudar para a segunda página e reordenar as colunas de campos clicando no título <text:span text:style-name="T14">e bem mais</text:span>. <text:span text:style-name="T15">E mais ainda existe a nossa disposição no framework.</text:span></text:p>
      <text:p text:style-name="P75"/>
      <text:p text:style-name="P87">Mais detalhes sobre a geração de código com Bake, <text:span text:style-name="T18">veja a seção respectiva ou o site oficial</text:span>:</text:p>
      <text:p text:style-name="P87"><text:a xlink:type="simple" xlink:href="http://book.cakephp.org/3.0/en/bake/usage.html" text:style-name="Internet_20_link" text:visited-style-name="Visited_20_Internet_20_Link">http://book.cakephp.org/3.0/en/bake/usage.html</text:a> </text:p>
      <text:p text:style-name="P75"/>
      <text:p text:style-name="P76"/>
      <text:h text:style-name="P189" text:outline-level="2"/>
      <text:h text:style-name="P190" text:outline-level="2">Terceiro Aplicativo</text:h>
      <text:p text:style-name="P77"/>
      <text:p text:style-name="P77">Agora vamos adicionar 3 tabelas: groups, users e privileges. A grande intenção destas tabelas é criar uma área restrita para usuários, ou melhor, criar um controle de acesso, liberando apenas certos usuários para certas seções do aplicativo.</text:p>
      <text:p text:style-name="P77"/>
      <text:p text:style-name="P29">Criar o aplicativo</text:p>
      <text:p text:style-name="P99"/>
      <text:p text:style-name="P99">Ctrl+Alt+C</text:p>
      <text:p text:style-name="P99">comp app4</text:p>
      <text:p text:style-name="P77"/>
      <text:p text:style-name="P23">Banco de Dados</text:p>
      <text:p text:style-name="P78"/>
      <text:p text:style-name="P80">Banco – app3</text:p>
      <text:p text:style-name="P81">Tabelas: clientes, groups <text:span text:style-name="T21">e</text:span> users. </text:p>
      <text:p text:style-name="P164">Crie o banco e importe o script app3.sql</text:p>
      <text:p text:style-name="P80"/>
      <text:p text:style-name="P21">Configurações</text:p>
      <text:p text:style-name="P82"/>
      <text:p text:style-name="P82">app3/config/app.php</text:p>
      <text:p text:style-name="P82"/>
      <text:p text:style-name="P82">Altere:</text:p>
      <text:p text:style-name="P82"/>
      <text:p text:style-name="P82"><text:s text:c="12"/>'username' =&gt; 'root',</text:p>
      <text:p text:style-name="P82"><text:s text:c="12"/>'password' =&gt; '',</text:p>
      <text:p text:style-name="P82"><text:s text:c="12"/>'database' =&gt; 'app3',</text:p>
      <text:p text:style-name="P82"/>
      <text:p text:style-name="P82">app3/config/routes.php</text:p>
      <text:p text:style-name="P82"/>
      <text:p text:style-name="P82">Adicione a linha, acima da existente:</text:p>
      <text:p text:style-name="P82"><text:s text:c="4"/>$routes-&gt;connect('/', ['controller' =&gt; 'Clientes', 'action' =&gt; 'index']);</text:p>
      <text:p text:style-name="P82"/>
      <text:p text:style-name="P22">Gerando o código</text:p>
      <text:p text:style-name="P98">cd /backup/www/treinamento</text:p>
      <text:p text:style-name="P98"/>
      <text:p text:style-name="P83">bin/cake bake all clientes</text:p>
      <text:p text:style-name="P83">bin/cake bake all groups</text:p>
      <text:p text:style-name="P83">bin/cake bake all users</text:p>
      <text:p text:style-name="P83"/>
      <text:p text:style-name="P25">Acesse pelo navegador</text:p>
      <text:p text:style-name="P84"/>
      <text:p text:style-name="P84"><text:a xlink:type="simple" xlink:href="http://localhost/treinamento/app3" text:style-name="Internet_20_link" text:visited-style-name="Visited_20_Internet_20_Link">http://localhost/treinamento/app</text:a><text:a xlink:type="simple" xlink:href="http://localhost/treinamento/app3" text:style-name="Internet_20_link" text:visited-style-name="Visited_20_Internet_20_Link"><text:span text:style-name="T21">3</text:span></text:a><text:span text:style-name="T21"> </text:span></text:p>
      <text:p text:style-name="P84"/>
      <text:p text:style-name="P84">Experimente acessar</text:p>
      <text:p text:style-name="P84"><text:a xlink:type="simple" xlink:href="http://localhost/treinamento/app4/users/login" text:style-name="Internet_20_link" text:visited-style-name="Visited_20_Internet_20_Link">http://localhost/treinamento/app</text:a><text:a xlink:type="simple" xlink:href="http://localhost/treinamento/app4/users/login" text:style-name="Internet_20_link" text:visited-style-name="Visited_20_Internet_20_Link"><text:span text:style-name="T21">3</text:span></text:a><text:a xlink:type="simple" xlink:href="http://localhost/treinamento/app4/users/login" text:style-name="Internet_20_link" text:visited-style-name="Visited_20_Internet_20_Link">/users/login</text:a> </text:p>
      <text:p text:style-name="P100">Já estão lá, os actions login() e logout() e a view login.ctp.</text:p>
      <text:p text:style-name="P84"/>
      <text:p text:style-name="P102">Navegue entre as tabelas/controllers assim:</text:p>
      <text:p text:style-name="P85"><text:a xlink:type="simple" xlink:href="http://localhost/treinamento/app3" text:style-name="Internet_20_link" text:visited-style-name="Visited_20_Internet_20_Link">http://localhost/treinamento/app</text:a><text:a xlink:type="simple" xlink:href="http://localhost/treinamento/app3" text:style-name="Internet_20_link" text:visited-style-name="Visited_20_Internet_20_Link"><text:span text:style-name="T21">3</text:span></text:a><text:span text:style-name="T21"> <text:s/></text:span><text:s/>– <text:span text:style-name="T17">clientes</text:span></text:p>
      <text:p text:style-name="P85"><text:a xlink:type="simple" xlink:href="http://localhost/treinamento/app3/users" text:style-name="Internet_20_link" text:visited-style-name="Visited_20_Internet_20_Link">http://localhost/treinamento/app</text:a><text:a xlink:type="simple" xlink:href="http://localhost/treinamento/app3/users" text:style-name="Internet_20_link" text:visited-style-name="Visited_20_Internet_20_Link"><text:span text:style-name="T21">3</text:span></text:a><text:a xlink:type="simple" xlink:href="http://localhost/treinamento/app3/users" text:style-name="Internet_20_link" text:visited-style-name="Visited_20_Internet_20_Link">/</text:a><text:a xlink:type="simple" xlink:href="http://localhost/treinamento/app3/users" text:style-name="Internet_20_link" text:visited-style-name="Visited_20_Internet_20_Link"><text:span text:style-name="T17">users</text:span></text:a></text:p>
      <text:p text:style-name="P85"><text:a xlink:type="simple" xlink:href="http://localhost/treinamento/app3/groups" text:style-name="Internet_20_link" text:visited-style-name="Visited_20_Internet_20_Link">http://localhost/treinamento/app</text:a><text:a xlink:type="simple" xlink:href="http://localhost/treinamento/app3/groups" text:style-name="Internet_20_link" text:visited-style-name="Visited_20_Internet_20_Link"><text:span text:style-name="T21">3</text:span></text:a><text:a xlink:type="simple" xlink:href="http://localhost/treinamento/app3/groups" text:style-name="Internet_20_link" text:visited-style-name="Visited_20_Internet_20_Link">/</text:a><text:a xlink:type="simple" xlink:href="http://localhost/treinamento/app3/groups" text:style-name="Internet_20_link" text:visited-style-name="Visited_20_Internet_20_Link"><text:span text:style-name="T17">groups</text:span></text:a></text:p>
      <text:p text:style-name="P86"><text:soft-page-break/>Mais a frente adicionaremos um menu para tornar isso mais prático. O Cake tem um recurso chamado Element, que pode ser usado para adicionar um menu ao aplicativo, bastando apenas que adicionemos o arquivo e um link ao layout.</text:p>
      <text:p text:style-name="P86"/>
      <text:h text:style-name="P189" text:outline-level="2"/>
      <text:h text:style-name="P190" text:outline-level="2">Quarto Aplicativo</text:h>
      <text:p text:style-name="P88"/>
      <text:p text:style-name="P88">Agora é a hora de conhecer melhor o CakePHP, conhecer seu código. Vamos começar a criação de um código para controle de acesso. Para isso vamos criar uma função no controller AppController. <text:span text:style-name="T22">Este controller</text:span> fica em:</text:p>
      <text:p text:style-name="P88">src/Controller/AppController.php</text:p>
      <text:p text:style-name="P88"/>
      <text:p text:style-name="P88">Depois de pronto o código que iremos implementar, moveremos para um componente. Mais a frente criaremos um plugin contendo o código das tabelas groups, users e privileges e também o componente e algo mais. Este plugin controlará o acesso ao nosso aplicativo de forma bem flexível. Poderemos definir que ations cada usuários poderá acessar, alterar, criar e excluir.</text:p>
      <text:p text:style-name="P88"/>
      <text:p text:style-name="P26">Criar Aplicativo</text:p>
      <text:p text:style-name="P91"/>
      <text:p text:style-name="P91">Acessar o terminal e criar o aplicativo app4:</text:p>
      <text:p text:style-name="P91"/>
      <text:p text:style-name="P91">Ctrl+Alt+C</text:p>
      <text:p text:style-name="P91">comp app4</text:p>
      <text:p text:style-name="P89"/>
      <text:p text:style-name="P30">Customizar o bake para facilitar a geração de código do controller Users.</text:p>
      <text:p text:style-name="P79"/>
      <text:p text:style-name="P101">Por padrão o bake gera somente os actions e views default, que são: index, edit, add, delete e view. Mas quando for o caso do controller Users precisamos de mais dois actions: login e logout e de uma view login.</text:p>
      <text:p text:style-name="P101"/>
      <text:p text:style-name="P79">Altere o arquivo app3/config/bootstrap_<text:span text:style-name="T16">cli</text:span>.php para que fique assim:</text:p>
      <text:p text:style-name="P81"/>
      <text:p text:style-name="P81">&lt;?php</text:p>
      <text:p text:style-name="P81">use Cake\Core\Configure;</text:p>
      <text:p text:style-name="P81">use Cake\Core\Exception\MissingPluginException;</text:p>
      <text:p text:style-name="P81">use Cake\Core\Plugin;</text:p>
      <text:p text:style-name="P81">// <text:span text:style-name="T20">Adicionar os 3 abaixo</text:span></text:p>
      <text:p text:style-name="P81">use Cake\Event\Event;</text:p>
      <text:p text:style-name="P81">use Cake\Event\EventManager;</text:p>
      <text:p text:style-name="P81">use Cake\Utility\Hash;</text:p>
      <text:p text:style-name="P81"/>
      <text:p text:style-name="P81">// Set logs to different files so they don't have permission conflicts.</text:p>
      <text:p text:style-name="P81">Configure::write('Log.debug.file', 'cli-debug');</text:p>
      <text:p text:style-name="P81">Configure::write('Log.error.file', 'cli-error');</text:p>
      <text:p text:style-name="P81"/>
      <text:p text:style-name="P81">try {</text:p>
      <text:p text:style-name="P81"><text:s text:c="4"/>Plugin::load('Bake');</text:p>
      <text:p text:style-name="P81">} catch (MissingPluginException $e) {</text:p>
      <text:p text:style-name="P81"><text:s text:c="4"/>// Do not halt if the plugin is missing</text:p>
      <text:p text:style-name="P81">}</text:p>
      <text:p text:style-name="P81">// <text:span text:style-name="T19">Adicionar daqui pra frente</text:span></text:p>
      <text:p text:style-name="P81">EventManager::instance()-&gt;on(</text:p>
      <text:p text:style-name="P81"><text:s text:c="4"/>'Bake.beforeRender.Controller.controller',</text:p>
      <text:p text:style-name="P81"><text:s text:c="4"/>function (Event $event) {</text:p>
      <text:p text:style-name="P81"><text:s text:c="8"/>$view = $event-&gt;subject();</text:p>
      <text:p text:style-name="P81"><text:soft-page-break/><text:s text:c="8"/>if ($view-&gt;viewVars['name'] == 'Users') {</text:p>
      <text:p text:style-name="P81"><text:s text:c="12"/>// add the login and logout actions to the Users controller</text:p>
      <text:p text:style-name="P81"><text:s text:c="12"/>$view-&gt;viewVars['actions'] = [</text:p>
      <text:p text:style-name="P81"><text:s text:c="16"/>'login',</text:p>
      <text:p text:style-name="P81"><text:s text:c="16"/>'logout',</text:p>
      <text:p text:style-name="P81"><text:s text:c="16"/>'index',</text:p>
      <text:p text:style-name="P81"><text:s text:c="16"/>'view',</text:p>
      <text:p text:style-name="P81"><text:s text:c="16"/>'add',</text:p>
      <text:p text:style-name="P81"><text:s text:c="16"/>'edit',</text:p>
      <text:p text:style-name="P81"><text:s text:c="16"/>'delete'</text:p>
      <text:p text:style-name="P81"><text:s text:c="12"/>];</text:p>
      <text:p text:style-name="P81"><text:s text:c="8"/>}</text:p>
      <text:p text:style-name="P81"><text:s text:c="4"/>}</text:p>
      <text:p text:style-name="P81">);</text:p>
      <text:p text:style-name="P24"/>
      <text:p text:style-name="P27">Criando modelo de aplicativo</text:p>
      <text:p text:style-name="P93"/>
      <text:p text:style-name="P91">Também podemos criar um aplicativo com o composer e logo que tenha sido criado copiar seu diretório. Exemplo: criar o <text:span text:style-name="T8">app4</text:span> e copiar para <text:span text:style-name="T8">modelo</text:span>. A partir de agora iremos copiar o aplicativo <text:span text:style-name="T8">modelo</text:span> para gerar o <text:span text:style-name="T8">app5</text:span> e seguintes.</text:p>
      <text:p text:style-name="P89"/>
      <text:p text:style-name="P93">Com algum tempo nosso aplicativo pode ficar com o CakePHP desatualizado, então executaremos:</text:p>
      <text:p text:style-name="P93"/>
      <text:p text:style-name="P94">Ctrl+Alt+C</text:p>
      <text:p text:style-name="P94">cd app4</text:p>
      <text:p text:style-name="P93">composer update</text:p>
      <text:p text:style-name="P93"/>
      <text:p text:style-name="P103">Assim o composer atualiza nosso framework para a última versão estável.</text:p>
      <text:p text:style-name="P93"/>
      <text:p text:style-name="P26">Banco de Dados</text:p>
      <text:p text:style-name="P91"/>
      <text:p text:style-name="P104">Criar o banco app4. Importe o script app4.sql.</text:p>
      <text:p text:style-name="P91"/>
      <text:p text:style-name="P92">Usaremos o mesmo banco do app3, <text:span text:style-name="T23">com mais a tabela privileges já com alguns registros cadastrados</text:span>. </text:p>
      <text:p text:style-name="P92"/>
      <text:p text:style-name="P165">Agora precisamos que cada tabela adicionada, como clientes, funcionarios, produtos ou qualquer outra, contenha o campo user_id por conta do uso do componente Auth, que precisa relacionar as tabelas com users.</text:p>
      <text:p text:style-name="P91"/>
      <text:p text:style-name="P26">Configuração</text:p>
      <text:p text:style-name="P91"/>
      <text:p text:style-name="P91">Configure o app.php para o banco app<text:span text:style-name="T24">4</text:span> e o routes.php da mesma forma que o app3, sendo Clientes nosso raiz.</text:p>
      <text:p text:style-name="P91"/>
      <text:p text:style-name="P28">Estrutura de diretórios</text:p>
      <text:p text:style-name="P96"/>
      <text:p text:style-name="P95">Para conhecer a estrutura de arquivos e diretórios do CakePHP 3 percorra seu app4. Para saber detalhes sobre a mesma veja:</text:p>
      <text:p text:style-name="P95"><text:a xlink:type="simple" xlink:href="http://book.cakephp.org/3.0/en/installation.html" text:style-name="Internet_20_link" text:visited-style-name="Visited_20_Internet_20_Link">http://book.cakephp.org/3.0/en/installation.html</text:a> </text:p>
      <text:p text:style-name="P95"/>
      <text:p text:style-name="P177"><text:soft-page-break/><text:span text:style-name="T8">Implementando a criptografia bcrypt para as senhas dos usuários</text:span></text:p>
      <text:p text:style-name="P105"/>
      <text:p text:style-name="P107">Adicionando hash bCrypt para a Senha</text:p>
      <text:p text:style-name="P107"/>
      <text:p text:style-name="P107">Isso é feito no Model, especificamente na classe Entity <text:span text:style-name="T25">User.php</text:span>:</text:p>
      <text:p text:style-name="P107"/>
      <text:p text:style-name="P108">Adicione:</text:p>
      <text:p text:style-name="P108"/>
      <text:p text:style-name="P107">use Cake\Auth\DefaultPasswordHasher;</text:p>
      <text:p text:style-name="P107"/>
      <text:p text:style-name="P108">Ao final da classe adicione a função abaixo:</text:p>
      <text:p text:style-name="P108"/>
      <text:p text:style-name="P107"><text:s text:c="4"/>protected function _setPassword($password)</text:p>
      <text:p text:style-name="P107"><text:s text:c="4"/>{</text:p>
      <text:p text:style-name="P107"><text:s text:c="8"/>return (new DefaultPasswordHasher)-&gt;hash($password);</text:p>
      <text:p text:style-name="P107"><text:s text:c="4"/>}</text:p>
      <text:p text:style-name="P107"/>
      <text:p text:style-name="P31"/>
      <text:p text:style-name="P31">Criar Grupos e Usuários</text:p>
      <text:p text:style-name="P105"/>
      <text:p text:style-name="P105">Vamos criar 3 usuários, um para cada grupo:</text:p>
      <text:p text:style-name="P105"/>
      <text:p text:style-name="P33">Groups<text:tab/>Users<text:tab/><text:tab/>Password</text:p>
      <text:p text:style-name="P109">Admins<text:tab/>admin<text:tab/><text:tab/>admin</text:p>
      <text:p text:style-name="P109">Managers<text:tab/>manager<text:tab/>manager</text:p>
      <text:p text:style-name="P109">Users<text:tab/><text:tab/>user<text:tab/><text:tab/>user</text:p>
      <text:p text:style-name="P105"/>
      <text:p text:style-name="P109">Acesse</text:p>
      <text:p text:style-name="P109"><text:a xlink:type="simple" xlink:href="http://localhost/treinamento/app4/groups/add" text:style-name="Internet_20_link" text:visited-style-name="Visited_20_Internet_20_Link">http://localhost/treinamento/app4/groups/add</text:a></text:p>
      <text:p text:style-name="P109"/>
      <text:p text:style-name="P109">E cadastro os 3 grupos acima.</text:p>
      <text:p text:style-name="P109"/>
      <text:p text:style-name="P109">Acesse</text:p>
      <text:p text:style-name="P109"><text:a xlink:type="simple" xlink:href="http://localhost/treinamento/app4/groups/add" text:style-name="Internet_20_link" text:visited-style-name="Visited_20_Internet_20_Link">http://localhost/treinamento/app4/users/add</text:a></text:p>
      <text:p text:style-name="P109"/>
      <text:p text:style-name="P109">E cadastre os 3 usuários acima com as respectivas senhas.</text:p>
      <text:p text:style-name="P111">Após cadastrar os usuários vemos um hash bem grande criado pelo algoritmo do bcrypt.</text:p>
      <text:p text:style-name="P111">É interessante editar as views src/Template/Users/index.ctp, view.ctp e edit.ctp removendo o campo senha do form.</text:p>
      <text:p text:style-name="P109"/>
      <text:p text:style-name="P35"/>
      <text:p text:style-name="P168">Cria<text:span text:style-name="T26">ção de Funções para o Controle de Acesso</text:span></text:p>
      <text:p text:style-name="P97"/>
      <text:p text:style-name="P140">Por enquanto, para fazer as coisas mais simples, iremos criar as funções uma de cada vez, para ir testando e depois juntaremos todas em um componente. Aliás, aqui eu já mostro o código todo debugado, com os erros que encontrei corrigidos. A intenção é criar a coisa de forma modular para facilitar.</text:p>
      <text:p text:style-name="P140"/>
      <text:p text:style-name="P140">Depois criaremos o componente e moveremos as 3 funções para ele. Um componente guarda código que colabora com os controllers.</text:p>
      <text:p text:style-name="P140"/>
      <text:p text:style-name="P140">Depois então criaremos um plugin e moveremos o componente, assim como o código</text:p>
      <text:p text:style-name="P140">do groups, users e privileges para o plugin. Um plugin praticamente é um aplicativo que roda dentro do nosso aplicativo, já trazendo controllers, models, templates, configurações, etc.</text:p>
      <text:p text:style-name="P140"/>
      <text:p text:style-name="P132">Iremos criar a função populate() no src/Controller/<text:span text:style-name="T30">Privileges</text:span>Controller.php que cadastrará todos os actions de um grupo para uma tabela. </text:p>
      <text:p text:style-name="P141">Ela tem como objetivo cadastrar os actions de todos os controllers para os grupos das tabelas que sejam diferentes de users, groups e privileges, para clientes e outras que adicionarmos.</text:p>
      <text:p text:style-name="P131"/>
      <text:p text:style-name="P97">Edite o arquivo:</text:p>
      <text:p text:style-name="P90">src/Controller/<text:span text:style-name="T30">Privileges</text:span>Controller.php</text:p>
      <text:p text:style-name="P90"/>
      <text:p text:style-name="P133">Adicione ao seu início:</text:p>
      <text:p text:style-name="P133">use Cake\Datasource\ConnectionManager;</text:p>
      <text:p text:style-name="P133">use Cake\ORM\TableRegistry;</text:p>
      <text:p text:style-name="P90"/>
      <text:p text:style-name="P97">E adicione o código abaixo:</text:p>
      <text:p text:style-name="P97"/>
      <text:p text:style-name="P133"><text:tab/>public function populate($group, $controller){</text:p>
      <text:p text:style-name="P133"><text:tab/><text:tab/>// Somente se nenhum action tiver sido cadastrado na tabela privileges para o referido grupo</text:p>
      <text:p text:style-name="P133"><text:tab/><text:tab/>$conn = ConnectionManager::get('default');</text:p>
      <text:p text:style-name="P133"><text:tab/><text:tab/>//$tables = $conn-&gt;query("show tables");</text:p>
      <text:p text:style-name="P133"/>
      <text:p text:style-name="P133"><text:tab/><text:tab/>$conn-&gt;execute("insert into privileges (group_name,controller,action) values ('$group', '$controller', 'index')");</text:p>
      <text:p text:style-name="P133"><text:tab/><text:tab/>$conn-&gt;execute("insert into privileges (group_name,controller,action) values ('$group', '$controller', 'view')");</text:p>
      <text:p text:style-name="P133"><text:tab/><text:tab/>$conn-&gt;execute("insert into privileges (group_name,controller,action) values ('$group', '$controller', 'add')");</text:p>
      <text:p text:style-name="P133"><text:tab/><text:tab/>$conn-&gt;execute("insert into privileges (group_name,controller,action) values ('$group', '$controller', 'edit')");</text:p>
      <text:p text:style-name="P133"><text:tab/><text:tab/>$conn-&gt;execute("insert into privileges (group_name,controller,action) values ('$group', '$controller', 'delete')");</text:p>
      <text:p text:style-name="P133"><text:tab/>}</text:p>
      <text:p text:style-name="P133"/>
      <text:p text:style-name="P136">Adicionar as linhas abaixo para o método beforeFilter:</text:p>
      <text:p text:style-name="P136"/>
      <text:p text:style-name="P136">$this-<text:span text:style-name="T27">&gt;</text:span>populate('Admins', 'Clientes');</text:p>
      <text:p text:style-name="P136">$this-&gt;populate('Managers', 'Clientes');</text:p>
      <text:p text:style-name="P178"><text:soft-page-break/>Então chame o aplicativo no navegador apenas uma vez <text:span text:style-name="T28">e comente as duas linhas acima</text:span>. <text:span text:style-name="T28">Caso execute novamente o aplicativo sem antes comentar as linhas verá erro de violação de integridade.</text:span></text:p>
      <text:p text:style-name="P134"/>
      <text:p text:style-name="P133">Est<text:span text:style-name="T29">e</text:span> <text:span text:style-name="T29">método/função</text:span> precisa ser chamad<text:span text:style-name="T29">o</text:span> para que seja executad<text:span text:style-name="T29">o</text:span>, <text:span text:style-name="T29">visto que não é um dos métodos nativos do CakePHP</text:span>.</text:p>
      <text:p text:style-name="P133"/>
      <text:p text:style-name="P137">O beforeFilter() ficará assim:</text:p>
      <text:p text:style-name="P137"/>
      <text:p text:style-name="P137"><text:s text:c="4"/>public function beforeFilter(\Cake\Event\Event $event) {</text:p>
      <text:p text:style-name="P137"><text:tab/> <text:s text:c="3"/>parent::beforeFilter($event);</text:p>
      <text:p text:style-name="P137"/>
      <text:p text:style-name="P137"><text:tab/>$this-&gt;populate('Admins', 'Clientes');</text:p>
      <text:p text:style-name="P137"><text:tab/>$this-&gt;populate('Managers', 'Clientes');</text:p>
      <text:p text:style-name="P137">}</text:p>
      <text:p text:style-name="P139"/>
      <text:p text:style-name="P142">Caso adicionemos uma nova tabela, produtos por exemplo, então adicionamos a tabela, geramos o código para ela e adicionamos a linha:</text:p>
      <text:p text:style-name="P142"/>
      <text:p text:style-name="P138"><text:tab/>$this-&gt;populate('Admins', '<text:span text:style-name="T31">Produtos</text:span>');</text:p>
      <text:p text:style-name="P138"/>
      <text:p text:style-name="P142">Para o beforeFilter() do controller Privileges e executamos apenas uma vez para comentar a linha.</text:p>
      <text:p text:style-name="P142"/>
      <text:p text:style-name="P143">Estou refletindo agora e acho que podemos melhorar esta função populate(), de forma que não precisemos ficar comentando e descomentando. Podemos fazer um select inicialmente na tabela privileges de forma que verifique se o action está cadastrado e somente faça o insert se não existir.</text:p>
      <text:p text:style-name="P144">Vejamos como ficará:</text:p>
      <text:p text:style-name="P144"/>
      <text:p text:style-name="P145"><text:tab/>public function populate($group, $controller){</text:p>
      <text:p text:style-name="P145"><text:tab/><text:tab/>$conn = ConnectionManager::get('default');</text:p>
      <text:p text:style-name="P145"/>
      <text:p text:style-name="P145"><text:tab/><text:tab/>$actions = $conn-&gt;execute("SELECT action FROM `privileges` WHERE group_name = '$group' and controller = '$controller' and action='index'")-&gt;fetchAll();</text:p>
      <text:p text:style-name="P145"/>
      <text:p text:style-name="P145"><text:tab/><text:tab/>if(!$actions){</text:p>
      <text:p text:style-name="P145"><text:tab/><text:tab/><text:tab/>$conn-&gt;execute("insert into privileges (group_name,controller,action) values ('$group', '$controller', 'index')");</text:p>
      <text:p text:style-name="P145"><text:tab/><text:tab/><text:tab/>$conn-&gt;execute("insert into privileges (group_name,controller,action) values ('$group', '$controller', 'view')");</text:p>
      <text:p text:style-name="P145"><text:tab/><text:tab/><text:tab/>$conn-&gt;execute("insert into privileges (group_name,controller,action) values ('$group', '$controller', 'add')");</text:p>
      <text:p text:style-name="P145"><text:tab/><text:tab/><text:tab/>$conn-&gt;execute("insert into privileges (group_name,controller,action) values ('$group', '$controller', 'edit')");</text:p>
      <text:p text:style-name="P145"><text:tab/><text:tab/><text:tab/>$conn-&gt;execute("insert into privileges (group_name,controller,action) values ('$group', '$controller', 'delete')");</text:p>
      <text:p text:style-name="P145"><text:tab/><text:tab/>}</text:p>
      <text:p text:style-name="P145"><text:tab/>}</text:p>
      <text:p text:style-name="P145"/>
      <text:p text:style-name="P146">Como está esta função somente irá cadastrar os 5 actions, caso ainda não tenhamos cadastrado nenhum action desse controller.</text:p>
      <text:p text:style-name="P173"><text:soft-page-break/>Importante:</text:p>
      <text:p text:style-name="P142"/>
      <text:p text:style-name="P139">Lembre de adicionar a linha abaixo ao UsersController.php:</text:p>
      <text:p text:style-name="P139">use Cake\Event\Event;</text:p>
      <text:p text:style-name="P139"/>
      <text:p text:style-name="P36">Função Group</text:p>
      <text:p text:style-name="P147"/>
      <text:p text:style-name="P147">Função que recebe o group_name de privileges, de acordo com o group_id do usuário logado.</text:p>
      <text:p text:style-name="P147"/>
      <text:p text:style-name="P147">Retorna o group_name, se existir</text:p>
      <text:p text:style-name="P147">Ou false se não existir</text:p>
      <text:p text:style-name="P147"/>
      <text:p text:style-name="P147"><text:tab/>public function group_priv($controller,$action,$group){</text:p>
      <text:p text:style-name="P147"><text:tab/><text:tab/>//$controller = $this-&gt;request-&gt;controller;</text:p>
      <text:p text:style-name="P147"><text:tab/><text:tab/>//$action = $this-&gt;request-&gt;action;</text:p>
      <text:p text:style-name="P147"/>
      <text:p text:style-name="P147"><text:tab/><text:tab/>$conn = ConnectionManager::get('default');</text:p>
      <text:p text:style-name="P147"><text:tab/><text:tab/>$group = $conn-&gt;execute("select group_name from privileges where controller = '$controller' and action ='$action' and group_name='$group'")-&gt;fetchAll();</text:p>
      <text:p text:style-name="P147"/>
      <text:p text:style-name="P147"><text:tab/><text:tab/>if($group){</text:p>
      <text:p text:style-name="P147"><text:tab/><text:tab/><text:tab/>$grouppriv = $group[0][0];</text:p>
      <text:p text:style-name="P147"><text:tab/><text:tab/><text:tab/>return $grouppriv;</text:p>
      <text:p text:style-name="P147"><text:tab/><text:tab/>}else{</text:p>
      <text:p text:style-name="P147"><text:tab/><text:tab/><text:tab/>return false;</text:p>
      <text:p text:style-name="P147"><text:tab/><text:tab/>}</text:p>
      <text:p text:style-name="P147"><text:tab/>}</text:p>
      <text:p text:style-name="P139"/>
      <text:p text:style-name="P148">Ela será chamada de beforeFilter() por enquanto:</text:p>
      <text:p text:style-name="P148"/>
      <text:p text:style-name="P150"><text:tab/><text:tab/>// Chamar a função group_priv()</text:p>
      <text:p text:style-name="P150"><text:tab/><text:tab/>if($username == 'admin'){</text:p>
      <text:p text:style-name="P150"><text:tab/><text:tab/><text:tab/>$this-&gt;group_priv($controller, $action,'Admins');</text:p>
      <text:p text:style-name="P150"><text:tab/><text:tab/>}elseif($username == 'manager'){</text:p>
      <text:p text:style-name="P150"><text:tab/><text:tab/><text:tab/>$this-&gt;group_priv($controller, $action,'Managers');</text:p>
      <text:p text:style-name="P150"><text:tab/><text:tab/>}elseif($username == 'user'){</text:p>
      <text:p text:style-name="P150"><text:tab/><text:tab/><text:tab/>$this-&gt;group_priv($controller, $action,'Users');<text:tab/><text:tab/><text:tab/></text:p>
      <text:p text:style-name="P150"><text:tab/><text:tab/>}</text:p>
      <text:p text:style-name="P149"/>
      <text:p text:style-name="P148"/>
      <text:p text:style-name="P148"/>
      <text:p text:style-name="P169">O beforeFilter() agora deve ficar assim:</text:p>
      <text:p text:style-name="P151"/>
      <text:p text:style-name="P151"><text:s text:c="4"/>public function beforeFilter(\Cake\Event\Event $event) {</text:p>
      <text:p text:style-name="P151"><text:tab/> <text:s text:c="3"/>parent::beforeFilter($event);</text:p>
      <text:p text:style-name="P151"/>
      <text:p text:style-name="P151"><text:tab/><text:tab/>$controller = $this-&gt;request-&gt;controller;</text:p>
      <text:p text:style-name="P151"><text:tab/><text:tab/>$action = $this-&gt;request-&gt;action;</text:p>
      <text:p text:style-name="P151"><text:tab/><text:tab/>$user = $this-&gt;request-&gt;session()-&gt;read('Auth.User');</text:p>
      <text:p text:style-name="P151"><text:tab/><text:tab/>$username=$user['username'];</text:p>
      <text:p text:style-name="P151"/>
      <text:p text:style-name="P151"><text:tab/><text:tab/>$this-&gt;Auth-&gt;allow(['view', 'index','edit']);</text:p>
      <text:p text:style-name="P151"/>
      <text:p text:style-name="P151"><text:tab/><text:tab/>if($username == 'admin'){</text:p>
      <text:p text:style-name="P151"><text:tab/><text:tab/><text:tab/>$group='Admins';</text:p>
      <text:p text:style-name="P151"><text:tab/><text:tab/>}elseif($username == 'manager'){</text:p>
      <text:p text:style-name="P151"><text:tab/><text:tab/><text:tab/>$group='Managers';</text:p>
      <text:p text:style-name="P151"><text:tab/><text:tab/>}elseif($username == 'user'){</text:p>
      <text:p text:style-name="P151"><text:tab/><text:tab/><text:tab/>$group='Users';<text:tab/><text:tab/><text:tab/></text:p>
      <text:p text:style-name="P151"><text:tab/><text:tab/>}</text:p>
      <text:p text:style-name="P151"/>
      <text:p text:style-name="P151"><text:tab/><text:tab/>$denied='Acesso Negado!';</text:p>
      <text:p text:style-name="P151"><text:tab/><text:tab/>$privilege = 'Privilégio não Cadastrado!';</text:p>
      <text:p text:style-name="P151"><text:tab/><text:tab/>if($action != 'login' &amp;&amp; $action != 'logout'){</text:p>
      <text:p text:style-name="P151"><text:tab/><text:tab/><text:tab/>if($this-&gt;go($controller,$action,$group)==false){<text:tab/></text:p>
      <text:p text:style-name="P151"><text:tab/><text:tab/><text:tab/><text:tab/>$this-&gt;Flash-&gt;error(__($denied));</text:p>
      <text:p text:style-name="P151"><text:tab/><text:tab/><text:tab/><text:tab/>// Voltar para onde veio, ou seja, nem sair de onde está</text:p>
      <text:p text:style-name="P151"><text:tab/><text:tab/><text:tab/><text:tab/>return $this-&gt;redirect($this-&gt;referer());</text:p>
      <text:p text:style-name="P151"><text:tab/><text:tab/><text:tab/><text:tab/>// return $this-&gt;redirect(['controller' =&gt; 'Users','action' =&gt; 'login']);</text:p>
      <text:p text:style-name="P151"><text:tab/><text:tab/><text:tab/><text:tab/>// $this-&gt;redirect($this-&gt;Auth-&gt;logout());<text:tab/><text:tab/><text:tab/><text:tab/><text:tab/><text:tab/><text:tab/></text:p>
      <text:p text:style-name="P151"><text:tab/><text:tab/><text:tab/>}else{</text:p>
      <text:p text:style-name="P151"><text:tab/><text:tab/><text:tab/><text:tab/>if($this-&gt;msg == 'priv'){</text:p>
      <text:p text:style-name="P151"><text:tab/><text:tab/><text:tab/><text:tab/><text:tab/>$this-&gt;Flash-&gt;set(__($this-&gt;privilege));</text:p>
      <text:p text:style-name="P151"><text:tab/><text:tab/><text:tab/><text:tab/>}</text:p>
      <text:p text:style-name="P151"><text:tab/><text:tab/><text:tab/>}</text:p>
      <text:p text:style-name="P151"><text:tab/><text:tab/>}</text:p>
      <text:p text:style-name="P151"><text:tab/>}</text:p>
      <text:p text:style-name="P151"/>
      <text:p text:style-name="P151">E nossa função go() assim:</text:p>
      <text:p text:style-name="P151"/>
      <text:p text:style-name="P151"><text:tab/>public function go($controller,$action,$groupo){</text:p>
      <text:p text:style-name="P151"><text:tab/><text:tab/>$user = $this-&gt;request-&gt;session()-&gt;read('Auth.User');</text:p>
      <text:p text:style-name="P151"><text:tab/><text:tab/>$username=$user['username'];</text:p>
      <text:p text:style-name="P151"><text:tab/><text:tab/>if($username == 'admin'){</text:p>
      <text:p text:style-name="P151"><text:tab/><text:tab/><text:tab/>$groupo='Admins';</text:p>
      <text:p text:style-name="P151"><text:tab/><text:tab/>}elseif($username == 'manager'){</text:p>
      <text:p text:style-name="P151"><text:tab/><text:tab/><text:tab/>$groupo='Managers';</text:p>
      <text:p text:style-name="P151"><text:tab/><text:tab/>}elseif($username == 'user'){</text:p>
      <text:p text:style-name="P151"><text:tab/><text:tab/><text:tab/>$groupo='Users';<text:tab/><text:tab/><text:tab/></text:p>
      <text:p text:style-name="P151"><text:tab/><text:tab/>}</text:p>
      <text:p text:style-name="P151"/>
      <text:p text:style-name="P151"><text:soft-page-break/><text:tab/><text:tab/>$conn = ConnectionManager::get('default');</text:p>
      <text:p text:style-name="P151"><text:tab/><text:tab/>$group = $conn-&gt;execute("select group_name from privileges where controller = '$controller' and action ='$action' and group_name='$groupo'")-&gt;fetchAll();</text:p>
      <text:p text:style-name="P151"/>
      <text:p text:style-name="P151"><text:tab/><text:tab/>if($group){</text:p>
      <text:p text:style-name="P151"><text:tab/><text:tab/><text:tab/>$group = $group[0][0];</text:p>
      <text:p text:style-name="P151"><text:tab/><text:tab/>}</text:p>
      <text:p text:style-name="P151"/>
      <text:p text:style-name="P151"><text:tab/><text:tab/>if($username == 'admin' &amp;&amp; $group=='Admins'){<text:tab/></text:p>
      <text:p text:style-name="P151"><text:tab/><text:tab/><text:tab/>return true;</text:p>
      <text:p text:style-name="P151"><text:tab/><text:tab/>}elseif($username == 'manager' &amp;&amp; $group == 'Managers' &amp;&amp; $controller == 'Clientes'){</text:p>
      <text:p text:style-name="P151"><text:tab/><text:tab/><text:tab/>return true;</text:p>
      <text:p text:style-name="P152"><text:tab/><text:tab/>}elseif($username == 'user' &amp;&amp; $group == 'Users' &amp;&amp; $controller == 'Clientes' &amp;&amp; <text:span text:style-name="T33">($action == 'index' || $action == 'view')</text:span>){</text:p>
      <text:p text:style-name="P151"><text:tab/><text:tab/><text:tab/>return true;</text:p>
      <text:p text:style-name="P151"><text:tab/><text:tab/>}else{</text:p>
      <text:p text:style-name="P151"><text:tab/><text:tab/><text:tab/>return false;</text:p>
      <text:p text:style-name="P151"><text:tab/><text:tab/>}</text:p>
      <text:p text:style-name="P151"><text:tab/>}</text:p>
      <text:p text:style-name="P151"/>
      <text:p text:style-name="P38">Controle de Acesso</text:p>
      <text:p text:style-name="P155">Precisamos lembrar que devemos cadastrar o acesso no controller Privileges e também ajustar o acesso devido no módulo go(). <text:span text:style-name="T32">No caso, o usuário user está com acesso somente ao action index e ao view.</text:span></text:p>
      <text:p text:style-name="P151"/>
      <text:p text:style-name="P151"/>
      <text:h text:style-name="P190" text:outline-level="2">Quinto Aplicativo</text:h>
      <text:p text:style-name="P151"/>
      <text:p text:style-name="P39">Criando um Componente para Controlar o Acesso</text:p>
      <text:p text:style-name="P156"/>
      <text:p text:style-name="P156">Agora iremos criar o esqueleto de um componente usando o bake e mover para ele a função populate() e a função go(), para ficar algo mais profissional.</text:p>
      <text:p text:style-name="P156"/>
      <text:p text:style-name="P40">Criando o Aplicativo</text:p>
      <text:p text:style-name="P157"/>
      <text:p text:style-name="P157">Agora, para criar o aplicativo faremos uma cópia da pasta modelo para app5.</text:p>
      <text:p text:style-name="P157"/>
      <text:p text:style-name="P40">Criação do banco de dados</text:p>
      <text:p text:style-name="P157"/>
      <text:p text:style-name="P157">Criaremos o banco app5 e importaremos o script app5.sql, <text:span text:style-name="T34">que contem as tabelas groups, users e privileges, além de clientes.</text:span></text:p>
      <text:p text:style-name="P157"/>
      <text:p text:style-name="P41">Configurações</text:p>
      <text:p text:style-name="P158"/>
      <text:p text:style-name="P158">Configurar o banco e as rotas.</text:p>
      <text:p text:style-name="P158"/>
      <text:p text:style-name="P42">Geração do Código do Aplicativo</text:p>
      <text:p text:style-name="P159"/>
      <text:p text:style-name="P159">cd /backup/www/treinamento/app5</text:p>
      <text:p text:style-name="P159"/>
      <text:p text:style-name="P159">bin/cake bake all groups</text:p>
      <text:p text:style-name="P159">bin/cake bake all users</text:p>
      <text:p text:style-name="P159">bin/cake bake all privileges</text:p>
      <text:p text:style-name="P159">bin/cake bake all clientes</text:p>
      <text:p text:style-name="P151"/>
      <text:p text:style-name="P160">Experimente navegar pelo aplicativo</text:p>
      <text:p text:style-name="P160"/>
      <text:p text:style-name="P160"><text:a xlink:type="simple" xlink:href="http://localhost/treinamento/app5" text:style-name="Internet_20_link" text:visited-style-name="Visited_20_Internet_20_Link">http://localhost/treinamento/app5</text:a></text:p>
      <text:p text:style-name="P160"/>
      <text:p text:style-name="P43">Adicionando o Bcrypt</text:p>
      <text:p text:style-name="P162"/>
      <text:p text:style-name="P163">Fazer como fizemos no aplicativo anterior.</text:p>
      <text:p text:style-name="P163"/>
      <text:p text:style-name="P163"/>
      <text:p text:style-name="P32">Criar Grupos e Usuários</text:p>
      <text:p text:style-name="P106"/>
      <text:p text:style-name="P106">Vamos criar 3 usuários, um para cada grupo:</text:p>
      <text:p text:style-name="P106"/>
      <text:p text:style-name="P34">Groups<text:tab/>Users<text:tab/><text:tab/>Password</text:p>
      <text:p text:style-name="P110">Admins<text:tab/>admin<text:tab/><text:tab/>admin</text:p>
      <text:p text:style-name="P110">Managers<text:tab/>manager<text:tab/>manager</text:p>
      <text:p text:style-name="P110">Users<text:tab/><text:tab/>user<text:tab/><text:tab/>user</text:p>
      <text:p text:style-name="P106"/>
      <text:p text:style-name="P110">Acesse</text:p>
      <text:p text:style-name="P110"><text:a xlink:type="simple" xlink:href="http://localhost/treinamento/app4/groups/add" text:style-name="Internet_20_link" text:visited-style-name="Visited_20_Internet_20_Link">http://localhost/treinamento/app4/groups/add</text:a></text:p>
      <text:p text:style-name="P110"/>
      <text:p text:style-name="P110">E cadastro os 3 grupos acima.</text:p>
      <text:p text:style-name="P110"><text:soft-page-break/></text:p>
      <text:p text:style-name="P110">Acesse</text:p>
      <text:p text:style-name="P110"><text:a xlink:type="simple" xlink:href="http://localhost/treinamento/app4/groups/add" text:style-name="Internet_20_link" text:visited-style-name="Visited_20_Internet_20_Link">http://localhost/treinamento/app4/users/add</text:a></text:p>
      <text:p text:style-name="P110"/>
      <text:p text:style-name="P110">E cadastre os 3 usuários acima com as respectivas senhas.</text:p>
      <text:p text:style-name="P112">É interessante editar as views src/Template/Users/index.ctp, view.ctp e edit.ctp removendo o campo senha do form.</text:p>
      <text:p text:style-name="P110"/>
      <text:p text:style-name="P44">Cadastro dos Privilégios</text:p>
      <text:p text:style-name="P113"/>
      <text:p text:style-name="P113">Os privilégios de acesso dos usuários aos actions de cada controller é você quem define. Para isso basta cadastrar no controller Privileges, antes de implementar o controle de acesso e fazer um pequneo ajuste no módulo go() se necessário.</text:p>
      <text:p text:style-name="P113"/>
      <text:p text:style-name="P113">Por padrão o controle que já vem na tabela privileges é:</text:p>
      <text:p text:style-name="P113"/>
      <text:p text:style-name="P44">Grupo<text:tab/><text:tab/>Controller<text:tab/>Actions</text:p>
      <text:p text:style-name="P113">Admins<text:tab/>Groups<text:tab/><text:tab/>Todos</text:p>
      <text:p text:style-name="P113">Admins<text:tab/>Users<text:tab/><text:tab/>Todos</text:p>
      <text:p text:style-name="P113">Admins<text:tab/>Privileges<text:tab/>Todos</text:p>
      <text:p text:style-name="P113"/>
      <text:p text:style-name="P114">Falta Cadastrar o acesso <text:span text:style-name="T36">para</text:span></text:p>
      <text:p text:style-name="P114"/>
      <text:p text:style-name="P113">Admins<text:tab/>Clientes<text:tab/>Todos</text:p>
      <text:p text:style-name="P114">Manager<text:tab/>Clientes<text:tab/>Todos</text:p>
      <text:p text:style-name="P113">Users<text:tab/><text:tab/>Clientes<text:tab/>index</text:p>
      <text:p text:style-name="P113"/>
      <text:p text:style-name="P114"><text:span text:style-name="T36">Para Admins e Manager </text:span><text:s/>usa<text:span text:style-name="T36">remos</text:span> o método populate().</text:p>
      <text:p text:style-name="P115">Faremos o cadastro do acesso de Users ao controller Clientes e ao action index pelo navegador, através do controller Privileges, antes de implementar o controle de acesso.</text:p>
      <text:p text:style-name="P115"/>
      <text:p text:style-name="P45">Criando nosso Componente Control</text:p>
      <text:p text:style-name="P116"/>
      <text:p text:style-name="P116">Usando o bake para isso:</text:p>
      <text:p text:style-name="P116"/>
      <text:p text:style-name="P116">cd /backup/www/treinamento/app5</text:p>
      <text:p text:style-name="P116"/>
      <text:p text:style-name="P116">bin/cake bake component Control</text:p>
      <text:p text:style-name="P116"/>
      <text:p text:style-name="P117">Com isso o bake gera o esqueleto do nosso </text:p>
      <text:p text:style-name="P117">src/Controller/Component/ControlComponent.php</text:p>
      <text:p text:style-name="P117"/>
      <text:p text:style-name="P118">Vamos começar adicionando as duas linhas abaixo:</text:p>
      <text:p text:style-name="P135">use Cake\Datasource\ConnectionManager;</text:p>
      <text:p text:style-name="P135">use Cake\ORM\TableRegistry;</text:p>
      <text:p text:style-name="P118"/>
      <text:p text:style-name="P118">Adicione logo abaixo de:</text:p>
      <text:p text:style-name="P118">use Cake\Controller\ComponentRegistry;</text:p>
      <text:p text:style-name="P118"/>
      <text:p text:style-name="P118"/>
      <text:p text:style-name="P117"/>
      <text:p text:style-name="P170">Abaixo da propriedade adicione a função populate:</text:p>
      <text:p text:style-name="P119"/>
      <text:p text:style-name="P119"><text:tab/>public function populate($group, $controller){</text:p>
      <text:p text:style-name="P119"><text:tab/><text:tab/>$conn = ConnectionManager::get('default');</text:p>
      <text:p text:style-name="P119"/>
      <text:p text:style-name="P119"><text:tab/><text:tab/>$actions = $conn-&gt;execute("SELECT action FROM `privileges` WHERE group_name = '$group' and controller = '$controller' and action='index'")-&gt;fetchAll();</text:p>
      <text:p text:style-name="P119"/>
      <text:p text:style-name="P119"><text:tab/><text:tab/>if(!$actions){</text:p>
      <text:p text:style-name="P119"><text:tab/><text:tab/><text:tab/>$conn-&gt;execute("insert into privileges (group_name,controller,action) values ('$group', '$controller', 'index')");</text:p>
      <text:p text:style-name="P119"><text:tab/><text:tab/><text:tab/>$conn-&gt;execute("insert into privileges (group_name,controller,action) values ('$group', '$controller', 'view')");</text:p>
      <text:p text:style-name="P119"><text:tab/><text:tab/><text:tab/>$conn-&gt;execute("insert into privileges (group_name,controller,action) values ('$group', '$controller', 'add')");</text:p>
      <text:p text:style-name="P119"><text:tab/><text:tab/><text:tab/>$conn-&gt;execute("insert into privileges (group_name,controller,action) values ('$group', '$controller', 'edit')");</text:p>
      <text:p text:style-name="P119"><text:tab/><text:tab/><text:tab/>$conn-&gt;execute("insert into privileges (group_name,controller,action) values ('$group', '$controller', 'delete')");</text:p>
      <text:p text:style-name="P119"><text:tab/><text:tab/>}</text:p>
      <text:p text:style-name="P119"><text:tab/>}</text:p>
      <text:p text:style-name="P119"/>
      <text:p text:style-name="P120">Logo abaixo da função populate() adicione a função go():</text:p>
      <text:p text:style-name="P120"/>
      <text:p text:style-name="P120"><text:tab/>public function go($controller,$action,$groupo){</text:p>
      <text:p text:style-name="P120"><text:tab/><text:tab/>$user = $this-&gt;request-&gt;session()-&gt;read('Auth.User');</text:p>
      <text:p text:style-name="P120"><text:tab/><text:tab/>$username=$user['username'];</text:p>
      <text:p text:style-name="P120"><text:tab/><text:tab/>if($username == 'admin'){</text:p>
      <text:p text:style-name="P120"><text:tab/><text:tab/><text:tab/>$groupo='Admins';</text:p>
      <text:p text:style-name="P120"><text:tab/><text:tab/>}elseif($username == 'manager'){</text:p>
      <text:p text:style-name="P120"><text:tab/><text:tab/><text:tab/>$groupo='Managers';</text:p>
      <text:p text:style-name="P120"><text:tab/><text:tab/>}elseif($username == 'user'){</text:p>
      <text:p text:style-name="P120"><text:tab/><text:tab/><text:tab/>$groupo='Users';<text:tab/><text:tab/><text:tab/></text:p>
      <text:p text:style-name="P120"><text:tab/><text:tab/>}</text:p>
      <text:p text:style-name="P120"/>
      <text:p text:style-name="P120"><text:tab/><text:tab/>$conn = ConnectionManager::get('default');</text:p>
      <text:p text:style-name="P120"><text:tab/><text:tab/>$group = $conn-&gt;execute("select group_name from privileges where controller = '$controller' and action ='$action' and group_name='$groupo'")-&gt;fetchAll();</text:p>
      <text:p text:style-name="P120"/>
      <text:p text:style-name="P120"><text:tab/><text:tab/>if($group){</text:p>
      <text:p text:style-name="P120"><text:tab/><text:tab/><text:tab/>$group = $group[0][0];</text:p>
      <text:p text:style-name="P120"><text:tab/><text:tab/>}</text:p>
      <text:p text:style-name="P120"/>
      <text:p text:style-name="P120"><text:tab/><text:tab/>if($username == 'admin' &amp;&amp; $group=='Admins'){<text:tab/></text:p>
      <text:p text:style-name="P120"><text:tab/><text:tab/><text:tab/>return true;</text:p>
      <text:p text:style-name="P120"><text:tab/><text:tab/>}elseif($username == 'manager' &amp;&amp; $group == 'Managers' &amp;&amp; $controller == 'Clientes'){</text:p>
      <text:p text:style-name="P120"><text:tab/><text:tab/><text:tab/>return true;</text:p>
      <text:p text:style-name="P120"><text:tab/><text:tab/>}elseif($username == 'user' &amp;&amp; $group == 'Users' &amp;&amp; $controller == 'Clientes' &amp;&amp; ($action == 'index' || $action == 'view')){</text:p>
      <text:p text:style-name="P120"><text:tab/><text:tab/><text:tab/>return true;</text:p>
      <text:p text:style-name="P120"><text:tab/><text:tab/>}else{</text:p>
      <text:p text:style-name="P120"><text:soft-page-break/><text:tab/><text:tab/><text:tab/>return false;</text:p>
      <text:p text:style-name="P120"><text:tab/><text:tab/>}</text:p>
      <text:p text:style-name="P120"><text:tab/>}</text:p>
      <text:p text:style-name="P120"/>
      <text:p text:style-name="P46">Ajustando o src/Controller/AppController.php</text:p>
      <text:p text:style-name="P121"/>
      <text:p text:style-name="P122">Removi os comentários</text:p>
      <text:p text:style-name="P121"/>
      <text:p text:style-name="P122">&lt;?php</text:p>
      <text:p text:style-name="P122">namespace App\Controller;</text:p>
      <text:p text:style-name="P122"/>
      <text:p text:style-name="P122">use Cake\Controller\Controller;</text:p>
      <text:p text:style-name="P122">use Cake\Event\Event;</text:p>
      <text:p text:style-name="P122"/>
      <text:p text:style-name="P122">class AppController extends Controller</text:p>
      <text:p text:style-name="P122">{</text:p>
      <text:p text:style-name="P122"><text:tab/>public $msg;</text:p>
      <text:p text:style-name="P122"/>
      <text:p text:style-name="P122"><text:s text:c="4"/>public function initialize()</text:p>
      <text:p text:style-name="P122"><text:s text:c="4"/>{</text:p>
      <text:p text:style-name="P122"><text:s text:c="8"/>parent::initialize();</text:p>
      <text:p text:style-name="P122"/>
      <text:p text:style-name="P122"><text:s text:c="8"/>$this-&gt;loadComponent('RequestHandler');</text:p>
      <text:p text:style-name="P122"><text:s text:c="8"/>$this-&gt;loadComponent('Flash');</text:p>
      <text:p text:style-name="P122"><text:tab/><text:tab/>$this-&gt;loadComponent('Control');</text:p>
      <text:p text:style-name="P122"/>
      <text:p text:style-name="P122"><text:s text:c="8"/>$this-&gt;loadComponent('Auth', [</text:p>
      <text:p text:style-name="P122"><text:s text:c="12"/>'loginRedirect' =&gt; [</text:p>
      <text:p text:style-name="P122"><text:s text:c="16"/>'controller' =&gt; 'Clientes',</text:p>
      <text:p text:style-name="P122"><text:s text:c="16"/>'action' =&gt; 'index'</text:p>
      <text:p text:style-name="P122"><text:s text:c="12"/>],</text:p>
      <text:p text:style-name="P122"><text:s text:c="12"/>'logoutRedirect' =&gt; [</text:p>
      <text:p text:style-name="P122"><text:s text:c="16"/>'controller' =&gt; 'Users',</text:p>
      <text:p text:style-name="P122"><text:s text:c="16"/>'action' =&gt; 'login'</text:p>
      <text:p text:style-name="P122"><text:s text:c="12"/>],</text:p>
      <text:p text:style-name="P122"><text:tab/><text:tab/><text:tab/>'unauthorizedRedirect' =&gt; [</text:p>
      <text:p text:style-name="P122"><text:tab/><text:tab/><text:tab/><text:tab/>'controller' =&gt; 'Users',</text:p>
      <text:p text:style-name="P122"><text:tab/><text:tab/><text:tab/><text:tab/>'action' =&gt; 'login',</text:p>
      <text:p text:style-name="P122"><text:tab/><text:tab/><text:tab/><text:tab/>'prefix' =&gt; false</text:p>
      <text:p text:style-name="P122"><text:tab/><text:tab/><text:tab/>],</text:p>
      <text:p text:style-name="P122"><text:tab/><text:tab/> <text:s text:c="3"/>'authError' =&gt; 'Faça login antes',</text:p>
      <text:p text:style-name="P122"><text:tab/><text:tab/> <text:s text:c="3"/>'authenticate' =&gt; [</text:p>
      <text:p text:style-name="P122"><text:tab/><text:tab/> <text:s text:c="7"/>'Form' =&gt; [</text:p>
      <text:p text:style-name="P122"><text:tab/><text:tab/> <text:s text:c="11"/>'fields' =&gt; ['username' =&gt; 'username']</text:p>
      <text:p text:style-name="P122"><text:tab/><text:tab/> <text:s text:c="7"/>]</text:p>
      <text:p text:style-name="P122"><text:tab/><text:tab/> <text:s text:c="3"/>],</text:p>
      <text:p text:style-name="P122"><text:tab/><text:tab/> <text:s text:c="3"/>'storage' =&gt; 'Session'</text:p>
      <text:p text:style-name="P122"><text:s text:c="8"/>]);</text:p>
      <text:p text:style-name="P122"/>
      <text:p text:style-name="P122"><text:s text:c="4"/>}</text:p>
      <text:p text:style-name="P122"/>
      <text:p text:style-name="P122"><text:s text:c="4"/>public function beforeFilter(\Cake\Event\Event $event) {</text:p>
      <text:p text:style-name="P122"><text:soft-page-break/><text:tab/> <text:s text:c="3"/>parent::beforeFilter($event);</text:p>
      <text:p text:style-name="P122"/>
      <text:p text:style-name="P122"><text:tab/><text:tab/>$controller = $this-&gt;request-&gt;controller;</text:p>
      <text:p text:style-name="P122"><text:tab/><text:tab/>$action = $this-&gt;request-&gt;action;</text:p>
      <text:p text:style-name="P122"/>
      <text:p text:style-name="P122"><text:tab/><text:tab/>//$this-&gt;Control-&gt;populate('Admins', 'Clientes');</text:p>
      <text:p text:style-name="P122"><text:tab/><text:tab/>//$this-&gt;Control-&gt;populate('Managers', 'Clientes');</text:p>
      <text:p text:style-name="P122"/>
      <text:p text:style-name="P122"><text:tab/><text:tab/>$user = $this-&gt;request-&gt;session()-&gt;read('Auth.User');</text:p>
      <text:p text:style-name="P122"><text:tab/><text:tab/>$username=$user['username'];</text:p>
      <text:p text:style-name="P122"/>
      <text:p text:style-name="P122"><text:tab/><text:tab/>$this-&gt;Auth-&gt;allow(['view', 'index']);//,'add'</text:p>
      <text:p text:style-name="P122"/>
      <text:p text:style-name="P122"><text:tab/><text:tab/>if(isset($username) &amp;&amp; $username == 'admin'){</text:p>
      <text:p text:style-name="P122"><text:tab/><text:tab/><text:tab/>$group='Admins';</text:p>
      <text:p text:style-name="P122"><text:tab/><text:tab/>}elseif($username == 'manager'){</text:p>
      <text:p text:style-name="P122"><text:tab/><text:tab/><text:tab/>$group='Managers';</text:p>
      <text:p text:style-name="P122"><text:tab/><text:tab/>}elseif($username == 'user'){</text:p>
      <text:p text:style-name="P122"><text:tab/><text:tab/><text:tab/>$group='Users';<text:tab/><text:tab/><text:tab/></text:p>
      <text:p text:style-name="P122"><text:tab/><text:tab/>}</text:p>
      <text:p text:style-name="P122"/>
      <text:p text:style-name="P122"><text:tab/><text:tab/>$denied='Acesso Negado!';</text:p>
      <text:p text:style-name="P122"><text:tab/><text:tab/>$privilege = 'Privilégio não Cadastrado!';</text:p>
      <text:p text:style-name="P122"><text:tab/><text:tab/>if(isset($username) &amp;&amp; $action != 'login' &amp;&amp; $action != 'logout'){</text:p>
      <text:p text:style-name="P122"><text:tab/><text:tab/><text:tab/>if($this-&gt;Control-&gt;go($controller,$action,$group)==false){<text:tab/></text:p>
      <text:p text:style-name="P122"><text:tab/><text:tab/><text:tab/><text:tab/>$this-&gt;Flash-&gt;error(__($denied));</text:p>
      <text:p text:style-name="P122"><text:tab/><text:tab/><text:tab/><text:tab/>// Voltar para onde veio, ou seja, nem sair de onde está</text:p>
      <text:p text:style-name="P122"><text:tab/><text:tab/><text:tab/><text:tab/>return $this-&gt;redirect($this-&gt;referer());</text:p>
      <text:p text:style-name="P122"><text:tab/><text:tab/><text:tab/><text:tab/>//return $this-&gt;redirect(['controller' =&gt; 'Users','action' =&gt; 'login']);</text:p>
      <text:p text:style-name="P122"><text:tab/><text:tab/><text:tab/><text:tab/>// $this-&gt;redirect($this-&gt;Auth-&gt;logout());<text:tab/><text:tab/><text:tab/><text:tab/><text:tab/><text:tab/><text:tab/></text:p>
      <text:p text:style-name="P122"><text:tab/><text:tab/><text:tab/>}else{</text:p>
      <text:p text:style-name="P122"><text:tab/><text:tab/><text:tab/><text:tab/>if($this-&gt;msg == 'priv'){</text:p>
      <text:p text:style-name="P122"><text:tab/><text:tab/><text:tab/><text:tab/><text:tab/>$this-&gt;Flash-&gt;set(__($this-&gt;privilege));</text:p>
      <text:p text:style-name="P122"><text:tab/><text:tab/><text:tab/><text:tab/>}</text:p>
      <text:p text:style-name="P122"><text:tab/><text:tab/><text:tab/>}</text:p>
      <text:p text:style-name="P122"><text:tab/><text:tab/>}</text:p>
      <text:p text:style-name="P122"><text:tab/>}</text:p>
      <text:p text:style-name="P122"/>
      <text:p text:style-name="P122"><text:s text:c="4"/>public function beforeRender(Event $event)</text:p>
      <text:p text:style-name="P122"><text:s text:c="4"/>{</text:p>
      <text:p text:style-name="P122"><text:s text:c="8"/>if (!array_key_exists('_serialize', $this-&gt;viewVars) &amp;&amp;</text:p>
      <text:p text:style-name="P122"><text:s text:c="12"/>in_array($this-&gt;response-&gt;type(), ['application/json', 'application/xml'])</text:p>
      <text:p text:style-name="P122"><text:s text:c="8"/>) {</text:p>
      <text:p text:style-name="P122"><text:s text:c="12"/>$this-&gt;set('_serialize', true);</text:p>
      <text:p text:style-name="P122"><text:s text:c="8"/>}</text:p>
      <text:p text:style-name="P122"><text:s text:c="4"/>}</text:p>
      <text:p text:style-name="P122">}</text:p>
      <text:p text:style-name="P122"/>
      <text:p text:style-name="P123"/>
      <text:p text:style-name="P171">Antes de começar a testar vamos efetuar os devidos registros para Admins, Managers e Users.</text:p>
      <text:p text:style-name="P124">Após executar o aplicativo, o método populate() irá cadastrar Clientes para Admins e Managers.</text:p>
      <text:p text:style-name="P124">Falta somente abrir o aplicativo como admin e cadastrar index em Clientes para Users.</text:p>
      <text:p text:style-name="P124"/>
      <text:p text:style-name="P124">Agora podemos testar o aplicativo com nosso componente.</text:p>
      <text:p text:style-name="P124"/>
      <text:p text:style-name="P125"><text:a xlink:type="simple" xlink:href="http://localhost/treinamento/app5" text:style-name="Internet_20_link" text:visited-style-name="Visited_20_Internet_20_Link">http://localhost/treinamento/app5</text:a></text:p>
      <text:p text:style-name="P125"/>
      <text:p text:style-name="P125">Faça login como admin, depois logout e login como manager e logout então login como user e navegue pelos vários controllers e actions para ver como reage.</text:p>
      <text:p text:style-name="P125"/>
      <text:p text:style-name="P127">Veja que nenhum action está liberado ao público. Ao acessar o raiz do aplicativo será rdirecionado para o login. Faça o login e experimente.</text:p>
      <text:p text:style-name="P127"/>
      <text:p text:style-name="P128">O aplicativo demo já tem todos estes registros cadastrados e está pronto para ser testado. Apenas crie o banco e configure para testar.</text:p>
      <text:p text:style-name="P128"/>
      <text:p text:style-name="P130">Se tentar logar como usuário <text:span text:style-name="T8">user</text:span> terá acesso negado, pois não cadastrou ainda nenhum action para o <text:span text:style-name="T8">user</text:span>. </text:p>
      <text:p text:style-name="P130">Acesse como admin e vá em privileges e cadastre o controller Clientes e action index para o usuário user. Faça logout e agora login como user.</text:p>
      <text:p text:style-name="P130">Agora poderá acessar o index de Clientes.</text:p>
      <text:p text:style-name="P130"/>
      <text:p text:style-name="P130">Tente acessar qualquer outro action que será barrado. Libere agora o action view de Clientes para o user e experimente.</text:p>
      <text:p text:style-name="P130"/>
      <text:p text:style-name="P130">Veja a versão melhorada deste componente no próximo aplicativo (app5a).</text:p>
      <text:p text:style-name="P130"/>
      <text:p text:style-name="P130"/>
      <text:p text:style-name="P126"/>
      <text:p text:style-name="P126"/>
      <text:h text:style-name="P191" text:outline-level="2">Aplicativo <text:span text:style-name="T38">app5a</text:span></text:h>
      <text:p text:style-name="P187"/>
      <text:p text:style-name="Standard">Neste aplica<text:span text:style-name="T37">tivo apenas melhorarei o componente Control.</text:span></text:p>
      <text:p text:style-name="Standard"/>
      <text:p text:style-name="P166">Fiz uma cópia do diretório para app5a e copiei também o banco para app5a.</text:p>
      <text:p text:style-name="P166"/>
      <text:p text:style-name="P167">Após copiar diretório e banco e configurar, experimente e veja a diferença. Em termos de funcionalidades para o usuário não mudou tanto mas em termos de código eu procurei otimizar ao máximo e melhorei algumas coisas, confira.</text:p>
      <text:p text:style-name="P167"/>
      <text:p text:style-name="P167"/>
      <text:p text:style-name="P174">Aplicativo app5b</text:p>
      <text:p text:style-name="P180"/>
      <text:p text:style-name="P180"/>
      <text:p text:style-name="P174">Aplicativo app5c</text:p>
      <text:p text:style-name="P180"/>
      <text:p text:style-name="P180"/>
      <text:p text:style-name="P176">Grupos de Usuários</text:p>
      <text:p text:style-name="P185"/>
      <text:p text:style-name="P185">Agora são 4:</text:p>
      <text:p text:style-name="P185"/>
      <text:p text:style-name="P185"><text:span text:style-name="T8">Supers</text:span> - poder total, acessam tudo do aplicativo</text:p>
      <text:p text:style-name="P185"><text:span text:style-name="T8">Admins</text:span> -acesso total às tabelas administrativas: groups, users e permissions (agora mudou de privileges para permissions)</text:p>
      <text:p text:style-name="P185"><text:span text:style-name="T8">Managers</text:span> - acessam tudo que Admins não acessam: todas as tabelas diferentes de groups, users e permissions</text:p>
      <text:p text:style-name="P185"><text:span text:style-name="T8">Users</text:span> - inicialmente tem acesso somente ao login e logout. Para que possa acessar qualquer outro action precisa que seja cadastrado nos actions respectivos. Basta acessar como um Supers ou Admins e cadastrar suas permissões.</text:p>
      <text:p text:style-name="P185"/>
      <text:p text:style-name="P186">Observe que como está os registros na tabela permissions somente serão cadastrados quando for feito o primeiro login no sistema.</text:p>
      <text:p text:style-name="P186"/>
      <text:p text:style-name="P186">Após o primeiro login e execução do sistema, pode comentar as duas linhas respectivas de execução da função populate<text:span text:style-name="T41">()</text:span> no AppController.</text:p>
      <text:p text:style-name="P185"/>
      <text:p text:style-name="P180">Crie o aplicativo fazendo uma cópia do app5b para app5c.</text:p>
      <text:p text:style-name="P180"/>
      <text:p text:style-name="P180">Crie o banco pelo app5c.sql.</text:p>
      <text:p text:style-name="P180"/>
      <text:p text:style-name="P181">Configure o banco, pois as rotas já estão ok.</text:p>
      <text:p text:style-name="P181"/>
      <text:p text:style-name="P182">Abra o aplicativo:</text:p>
      <text:p text:style-name="P182"/>
      <text:p text:style-name="P182"><text:a xlink:type="simple" xlink:href="http://localhost/treinamento/app5c" text:style-name="Internet_20_link" text:visited-style-name="Visited_20_Internet_20_Link">http://localhost/treinamento/app5c</text:a></text:p>
      <text:p text:style-name="P182"/>
      <text:p text:style-name="P182">Descomente a linha para permitir add e index no App<text:span text:style-name="T39">C</text:span>ontroller e acesse:</text:p>
      <text:p text:style-name="P182"><text:a xlink:type="simple" xlink:href="http://localhost/treinamento/app5c/users" text:style-name="Internet_20_link" text:visited-style-name="Visited_20_Internet_20_Link">http://localhost/treinamento/app5c/users</text:a> </text:p>
      <text:p text:style-name="P182"/>
      <text:p text:style-name="P183">Então cadastre <text:span text:style-name="T40">4 usuários, </text:span>um usuário para cada grupo:</text:p>
      <text:p text:style-name="P183"><text:soft-page-break/></text:p>
      <text:p text:style-name="P175">Usuário<text:tab/>Senha<text:tab/>Grupo</text:p>
      <text:p text:style-name="P183">super<text:tab/><text:tab/>super<text:tab/><text:tab/>Supers</text:p>
      <text:p text:style-name="P183">admin<text:tab/><text:tab/>admin<text:tab/><text:tab/>Admins</text:p>
      <text:p text:style-name="P183">manager<text:tab/>manager<text:tab/>Managers</text:p>
      <text:p text:style-name="P183">user<text:tab/><text:tab/>user<text:tab/><text:tab/>Users</text:p>
      <text:p text:style-name="P183"/>
      <text:p text:style-name="P184">Então comente novamente a linha que permite add e index.</text:p>
      <text:p text:style-name="P184"/>
      <text:p text:style-name="P184">Faça login no sistema com cada um dos usuários e teste o acesso ao aplicativo.</text:p>
      <text:p text:style-name="P184"/>
      <text:p text:style-name="P184"/>
      <text:p text:style-name="P180"/>
      <text:h text:style-name="P190" text:outline-level="2">Sexto Aplicativo</text:h>
      <text:p text:style-name="P161">Agora iremos adicionar ao aplicativo um element e um layout. O element criará um menu que facilitará a navegação através dos controllers e o layout deverá diferenciar a área administrativa. Quando o usuário <text:span text:style-name="T8">admin</text:span><text:span text:style-name="T35"> fizer login ele encontrará um layout diferente dos demais usuários. Podemos criar um layout específico para cada usuário.</text:span></text:p>
      <text:p text:style-name="P129"/>
      <text:p text:style-name="P151"/>
      <text:p text:style-name="P37">Adicionando um Element e um Layout</text:p>
      <text:p text:style-name="P153"/>
      <text:p text:style-name="P153">Devemos customizar o ambiente de trabalho do administrador, usando para isso um element e um layout.</text:p>
      <text:p text:style-name="P153"/>
      <text:p text:style-name="P153">Adicionaremos ao beforeFilter() do AppController:</text:p>
      <text:p text:style-name="P153"/>
      <text:p text:style-name="P153"><text:tab/><text:tab/>$this-&gt;set('title_for_app','Meu Aplicativo');</text:p>
      <text:p text:style-name="P153"><text:tab/><text:tab/>$this-&gt;set('title_for_admin','Administração do Aplicativo');</text:p>
      <text:p text:style-name="P153"><text:tab/><text:tab/>$this-&gt;set('loggedyes','Logado como');</text:p>
      <text:p text:style-name="P153"><text:tab/><text:tab/>$this-&gt;set('loggedno','Não logado!');</text:p>
      <text:p text:style-name="P153"/>
      <text:p text:style-name="P153"/>
      <text:p text:style-name="P153"><text:tab/><text:tab/>$this-&gt;set('current_user', $user);</text:p>
      <text:p text:style-name="P153"><text:tab/><text:tab/>if($user == 'admin'){</text:p>
      <text:p text:style-name="P153"><text:tab/><text:tab/><text:tab/>$this-&gt;layout = 'admin';</text:p>
      <text:p text:style-name="P153"><text:tab/><text:tab/>}</text:p>
      <text:p text:style-name="P153"/>
      <text:p text:style-name="P154">Criaremos o Elemento topmenu.ctp e o layout_admin.ctp.</text:p>
      <text:p text:style-name="P154"/>
      <text:p text:style-name="P154"/>
      <text:p text:style-name="P153"/>
      <text:p text:style-name="P1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06:45:48.914060107</meta:creation-date>
    <dc:date>2016-05-30T08:41:05.809106949</dc:date>
    <meta:editing-duration>PT14H4M49S</meta:editing-duration>
    <meta:editing-cycles>164</meta:editing-cycles>
    <meta:generator>LibreOffice/5.0.5.2$Linux_X86_64 LibreOffice_project/00m0$Build-2</meta:generator>
    <meta:document-statistic meta:table-count="0" meta:image-count="0" meta:object-count="0" meta:page-count="27" meta:paragraph-count="659" meta:word-count="4269" meta:character-count="33852" meta:non-whitespace-character-count="29104"/>
  </office:meta>
</office:document-meta>
</file>